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2.09cm" table:align="center"/>
    </style:style>
    <style:style style:name="Table1.A" style:family="table-column">
      <style:table-column-properties style:column-width="1.498cm"/>
    </style:style>
    <style:style style:name="Table1.B" style:family="table-column">
      <style:table-column-properties style:column-width="2.007cm"/>
    </style:style>
    <style:style style:name="Table1.C" style:family="table-column">
      <style:table-column-properties style:column-width="1.984cm"/>
    </style:style>
    <style:style style:name="Table1.D" style:family="table-column">
      <style:table-column-properties style:column-width="1.212cm"/>
    </style:style>
    <style:style style:name="Table1.E" style:family="table-column">
      <style:table-column-properties style:column-width="5.389cm"/>
    </style:style>
    <style:style style:name="Table1.A1" style:family="table-cell">
      <style:table-cell-properties fo:padding="0.097cm" fo:border="none"/>
    </style:style>
    <style:style style:name="Table4" style:family="table">
      <style:table-properties style:width="11.4cm" table:align="center"/>
    </style:style>
    <style:style style:name="Table4.A" style:family="table-column">
      <style:table-column-properties style:column-width="1.808cm"/>
    </style:style>
    <style:style style:name="Table4.B" style:family="table-column">
      <style:table-column-properties style:column-width="2.184cm"/>
    </style:style>
    <style:style style:name="Table4.C" style:family="table-column">
      <style:table-column-properties style:column-width="7.408cm"/>
    </style:style>
    <style:style style:name="Table4.A1" style:family="table-cell">
      <style:table-cell-properties fo:padding="0.097cm" fo:border="none"/>
    </style:style>
    <style:style style:name="Table2" style:family="table">
      <style:table-properties style:width="10.299cm" table:align="center"/>
    </style:style>
    <style:style style:name="Table2.A" style:family="table-column">
      <style:table-column-properties style:column-width="1.499cm"/>
    </style:style>
    <style:style style:name="Table2.B" style:family="table-column">
      <style:table-column-properties style:column-width="2.007cm"/>
    </style:style>
    <style:style style:name="Table2.C" style:family="table-column">
      <style:table-column-properties style:column-width="1.984cm"/>
    </style:style>
    <style:style style:name="Table2.D" style:family="table-column">
      <style:table-column-properties style:column-width="1.212cm"/>
    </style:style>
    <style:style style:name="Table2.E" style:family="table-column">
      <style:table-column-properties style:column-width="3.597cm"/>
    </style:style>
    <style:style style:name="Table2.A1" style:family="table-cell">
      <style:table-cell-properties fo:padding="0.097cm" fo:border="none"/>
    </style:style>
    <style:style style:name="Table3" style:family="table">
      <style:table-properties style:width="10.299cm" table:align="center"/>
    </style:style>
    <style:style style:name="Table3.A" style:family="table-column">
      <style:table-column-properties style:column-width="1.499cm"/>
    </style:style>
    <style:style style:name="Table3.B" style:family="table-column">
      <style:table-column-properties style:column-width="2.007cm"/>
    </style:style>
    <style:style style:name="Table3.C" style:family="table-column">
      <style:table-column-properties style:column-width="1.984cm"/>
    </style:style>
    <style:style style:name="Table3.D" style:family="table-column">
      <style:table-column-properties style:column-width="1.212cm"/>
    </style:style>
    <style:style style:name="Table3.E" style:family="table-column">
      <style:table-column-properties style:column-width="3.597cm"/>
    </style:style>
    <style:style style:name="Table3.A1" style:family="table-cell">
      <style:table-cell-properties fo:padding="0.097cm" fo:border="none"/>
    </style:style>
    <style:style style:name="Table5" style:family="table">
      <style:table-properties style:width="11.71cm" table:align="center"/>
    </style:style>
    <style:style style:name="Table5.A" style:family="table-column">
      <style:table-column-properties style:column-width="2.404cm"/>
    </style:style>
    <style:style style:name="Table5.B" style:family="table-column">
      <style:table-column-properties style:column-width="3.087cm"/>
    </style:style>
    <style:style style:name="Table5.C" style:family="table-column">
      <style:table-column-properties style:column-width="6.219cm"/>
    </style:style>
    <style:style style:name="Table5.A1" style:family="table-cell">
      <style:table-cell-properties fo:padding="0.097cm" fo:border="none"/>
    </style:style>
    <style:style style:name="P1" style:family="paragraph" style:parent-style-name="Standard">
      <style:text-properties style:text-position="0% 100%"/>
    </style:style>
    <style:style style:name="P2" style:family="paragraph" style:parent-style-name="Standard">
      <style:paragraph-properties fo:text-align="center" style:justify-single-word="false"/>
      <style:text-properties style:text-position="0% 100%" officeooo:paragraph-rsid="0009ab6a"/>
    </style:style>
    <style:style style:name="P3" style:family="paragraph" style:parent-style-name="Standard">
      <style:text-properties style:text-position="0% 100%" officeooo:paragraph-rsid="0009ab6a"/>
    </style:style>
    <style:style style:name="P4" style:family="paragraph" style:parent-style-name="Standard">
      <style:text-properties style:text-position="0% 100%" officeooo:rsid="002e9ac9" officeooo:paragraph-rsid="002e9ac9"/>
    </style:style>
    <style:style style:name="P5" style:family="paragraph" style:parent-style-name="Standard">
      <style:text-properties style:text-position="0% 100%" officeooo:rsid="002e9ac9" officeooo:paragraph-rsid="0030309b"/>
    </style:style>
    <style:style style:name="P6" style:family="paragraph" style:parent-style-name="Standard">
      <style:text-properties style:text-position="0% 100%" officeooo:rsid="002e9ac9" officeooo:paragraph-rsid="00319c75"/>
    </style:style>
    <style:style style:name="P7" style:family="paragraph" style:parent-style-name="Standard">
      <style:text-properties style:text-position="0% 100%" officeooo:paragraph-rsid="00319c75"/>
    </style:style>
    <style:style style:name="P8" style:family="paragraph" style:parent-style-name="Standard">
      <style:text-properties style:text-position="0% 100%" officeooo:paragraph-rsid="0032f0be"/>
    </style:style>
    <style:style style:name="P9" style:family="paragraph" style:parent-style-name="Standard">
      <style:text-properties style:text-position="0% 100%" officeooo:paragraph-rsid="00374f3c"/>
    </style:style>
    <style:style style:name="P10" style:family="paragraph" style:parent-style-name="Standard">
      <style:text-properties style:text-position="0% 100%" officeooo:paragraph-rsid="003f6468"/>
    </style:style>
    <style:style style:name="P11" style:family="paragraph" style:parent-style-name="Text_20_body">
      <style:text-properties officeooo:paragraph-rsid="000e2b33"/>
    </style:style>
    <style:style style:name="P12" style:family="paragraph" style:parent-style-name="Text_20_body">
      <style:text-properties officeooo:paragraph-rsid="000f96b6"/>
    </style:style>
    <style:style style:name="P13" style:family="paragraph" style:parent-style-name="Text_20_body">
      <style:paragraph-properties fo:line-height="0.353cm"/>
      <style:text-properties officeooo:paragraph-rsid="00222d31"/>
    </style:style>
    <style:style style:name="P14" style:family="paragraph" style:parent-style-name="Text_20_body">
      <style:paragraph-properties fo:line-height="0.353cm"/>
      <style:text-properties officeooo:paragraph-rsid="00223f9c"/>
    </style:style>
    <style:style style:name="P15" style:family="paragraph" style:parent-style-name="Text_20_body">
      <style:paragraph-properties fo:line-height="0.353cm"/>
      <style:text-properties officeooo:paragraph-rsid="0027d87d"/>
    </style:style>
    <style:style style:name="P16" style:family="paragraph" style:parent-style-name="Text_20_body">
      <style:paragraph-properties fo:line-height="0.353cm"/>
      <style:text-properties officeooo:paragraph-rsid="00289c72"/>
    </style:style>
    <style:style style:name="P17" style:family="paragraph" style:parent-style-name="Text_20_body">
      <style:paragraph-properties fo:line-height="0.353cm"/>
      <style:text-properties officeooo:paragraph-rsid="0015d65f"/>
    </style:style>
    <style:style style:name="P18" style:family="paragraph" style:parent-style-name="Text_20_body">
      <style:text-properties officeooo:rsid="000fc573" officeooo:paragraph-rsid="000fc573"/>
    </style:style>
    <style:style style:name="P19" style:family="paragraph" style:parent-style-name="Text_20_body">
      <style:text-properties officeooo:rsid="000fc573" officeooo:paragraph-rsid="001301f0"/>
    </style:style>
    <style:style style:name="P20" style:family="paragraph" style:parent-style-name="Text_20_body">
      <style:text-properties officeooo:paragraph-rsid="000fc573"/>
    </style:style>
    <style:style style:name="P21" style:family="paragraph" style:parent-style-name="Text_20_body">
      <style:text-properties officeooo:paragraph-rsid="00112317"/>
    </style:style>
    <style:style style:name="P22" style:family="paragraph" style:parent-style-name="Text_20_body">
      <style:text-properties officeooo:paragraph-rsid="001180ad"/>
    </style:style>
    <style:style style:name="P23" style:family="paragraph" style:parent-style-name="Text_20_body">
      <style:text-properties officeooo:paragraph-rsid="0015d65f"/>
    </style:style>
    <style:style style:name="P24" style:family="paragraph" style:parent-style-name="Text_20_body">
      <style:text-properties officeooo:paragraph-rsid="0017f9e3"/>
    </style:style>
    <style:style style:name="P25" style:family="paragraph" style:parent-style-name="Text_20_body">
      <style:text-properties officeooo:rsid="0017f9e3" officeooo:paragraph-rsid="0017f9e3"/>
    </style:style>
    <style:style style:name="P26" style:family="paragraph" style:parent-style-name="Text_20_body">
      <style:text-properties officeooo:rsid="00217056" officeooo:paragraph-rsid="00217056"/>
    </style:style>
    <style:style style:name="P27" style:family="paragraph" style:parent-style-name="Text_20_body">
      <style:text-properties officeooo:paragraph-rsid="00222d31"/>
    </style:style>
    <style:style style:name="P28" style:family="paragraph" style:parent-style-name="Text_20_body">
      <style:text-properties officeooo:paragraph-rsid="00223f9c"/>
    </style:style>
    <style:style style:name="P29" style:family="paragraph" style:parent-style-name="Text_20_body">
      <style:text-properties officeooo:paragraph-rsid="002400dd"/>
    </style:style>
    <style:style style:name="P30" style:family="paragraph" style:parent-style-name="Text_20_body">
      <style:text-properties officeooo:paragraph-rsid="00258e02"/>
    </style:style>
    <style:style style:name="P31" style:family="paragraph" style:parent-style-name="Text_20_body">
      <style:text-properties officeooo:paragraph-rsid="0027d87d"/>
    </style:style>
    <style:style style:name="P32" style:family="paragraph" style:parent-style-name="Text_20_body">
      <style:text-properties officeooo:paragraph-rsid="00289c72"/>
    </style:style>
    <style:style style:name="P33" style:family="paragraph" style:parent-style-name="Text_20_body">
      <style:paragraph-properties fo:line-height="0.406cm"/>
    </style:style>
    <style:style style:name="P34" style:family="paragraph" style:parent-style-name="Text_20_body">
      <style:paragraph-properties fo:line-height="0.406cm"/>
      <style:text-properties officeooo:paragraph-rsid="001301f0"/>
    </style:style>
    <style:style style:name="P35" style:family="paragraph" style:parent-style-name="Text_20_body">
      <style:paragraph-properties fo:line-height="0.406cm"/>
      <style:text-properties officeooo:paragraph-rsid="00141119"/>
    </style:style>
    <style:style style:name="P36" style:family="paragraph" style:parent-style-name="Text_20_body">
      <style:text-properties officeooo:rsid="003aad15" officeooo:paragraph-rsid="003aad15"/>
    </style:style>
    <style:style style:name="P37" style:family="paragraph" style:parent-style-name="Text_20_body">
      <style:text-properties officeooo:paragraph-rsid="003cf1ef"/>
    </style:style>
    <style:style style:name="P38" style:family="paragraph" style:parent-style-name="Text_20_body">
      <style:text-properties officeooo:rsid="003f6468" officeooo:paragraph-rsid="003f6468"/>
    </style:style>
    <style:style style:name="P39" style:family="paragraph" style:parent-style-name="Heading_20_2">
      <style:paragraph-properties fo:margin-top="0.4cm" fo:margin-bottom="0.139cm" loext:contextual-spacing="false"/>
    </style:style>
    <style:style style:name="P40" style:family="paragraph" style:parent-style-name="Heading_20_2">
      <style:paragraph-properties fo:margin-top="0.3cm" fo:margin-bottom="0.139cm" loext:contextual-spacing="false"/>
    </style:style>
    <style:style style:name="P41" style:family="paragraph" style:parent-style-name="Heading_20_2">
      <style:paragraph-properties fo:margin-top="0.3cm" fo:margin-bottom="0.139cm" loext:contextual-spacing="false"/>
      <style:text-properties officeooo:paragraph-rsid="0009fc31"/>
    </style:style>
    <style:style style:name="P42" style:family="paragraph" style:parent-style-name="Heading_20_3">
      <style:paragraph-properties fo:margin-top="0.3cm" fo:margin-bottom="0.139cm" loext:contextual-spacing="false"/>
    </style:style>
    <style:style style:name="P43" style:family="paragraph" style:parent-style-name="Table_20_Contents">
      <style:text-properties officeooo:rsid="000fc573" officeooo:paragraph-rsid="000fc573"/>
    </style:style>
    <style:style style:name="P44" style:family="paragraph" style:parent-style-name="Table_20_Contents">
      <style:text-properties officeooo:rsid="000fc573" officeooo:paragraph-rsid="001301f0"/>
    </style:style>
    <style:style style:name="P45" style:family="paragraph" style:parent-style-name="Table_20_Contents">
      <style:text-properties officeooo:rsid="000fc573" officeooo:paragraph-rsid="00217056"/>
    </style:style>
    <style:style style:name="P46" style:family="paragraph" style:parent-style-name="Table_20_Contents">
      <style:text-properties officeooo:paragraph-rsid="000fc573"/>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officeooo:rsid="0012e33d" officeooo:paragraph-rsid="0012e33d"/>
    </style:style>
    <style:style style:name="P49" style:family="paragraph" style:parent-style-name="Table_20_Contents">
      <style:paragraph-properties fo:text-align="center" style:justify-single-word="false"/>
      <style:text-properties officeooo:rsid="0012e33d" officeooo:paragraph-rsid="0012e33d"/>
    </style:style>
    <style:style style:name="P50" style:family="paragraph" style:parent-style-name="Table_20_Contents">
      <style:text-properties officeooo:paragraph-rsid="001301f0"/>
    </style:style>
    <style:style style:name="P51" style:family="paragraph" style:parent-style-name="Table_20_Contents">
      <style:text-properties officeooo:rsid="001301f0" officeooo:paragraph-rsid="001301f0"/>
    </style:style>
    <style:style style:name="P52" style:family="paragraph" style:parent-style-name="Table_20_Contents">
      <style:text-properties officeooo:rsid="0017f9e3" officeooo:paragraph-rsid="0017f9e3"/>
    </style:style>
    <style:style style:name="P53" style:family="paragraph" style:parent-style-name="Table_20_Contents">
      <style:text-properties officeooo:rsid="00217056" officeooo:paragraph-rsid="00217056"/>
    </style:style>
    <style:style style:name="P54" style:family="paragraph" style:parent-style-name="Table_20_Contents">
      <style:text-properties officeooo:paragraph-rsid="00217056"/>
    </style:style>
    <style:style style:name="P55" style:family="paragraph" style:parent-style-name="Footnote">
      <style:text-properties officeooo:rsid="001b0e73" officeooo:paragraph-rsid="001b0e73"/>
    </style:style>
    <style:style style:name="P56" style:family="paragraph" style:parent-style-name="Standard">
      <style:text-properties style:text-position="0% 100%" officeooo:paragraph-rsid="0032f0be"/>
    </style:style>
    <style:style style:name="P57" style:family="paragraph" style:parent-style-name="Standard" style:list-style-name="L2">
      <style:text-properties officeooo:rsid="00479ea2" officeooo:paragraph-rsid="00479ea2"/>
    </style:style>
    <style:style style:name="P58" style:family="paragraph" style:parent-style-name="Standard">
      <style:text-properties officeooo:rsid="00479ea2" officeooo:paragraph-rsid="00479ea2"/>
    </style:style>
    <style:style style:name="P59" style:family="paragraph" style:parent-style-name="Text_20_body" style:list-style-name="L1">
      <style:text-properties officeooo:paragraph-rsid="000e2b33"/>
    </style:style>
    <style:style style:name="P60" style:family="paragraph" style:parent-style-name="Text_20_body">
      <style:text-properties officeooo:paragraph-rsid="004201e4"/>
    </style:style>
    <style:style style:name="P61" style:family="paragraph" style:parent-style-name="Text_20_body">
      <style:paragraph-properties fo:line-height="0.353cm"/>
      <style:text-properties officeooo:paragraph-rsid="000f96b6"/>
    </style:style>
    <style:style style:name="P62" style:family="paragraph" style:parent-style-name="Text_20_body">
      <style:text-properties officeooo:paragraph-rsid="00222d31"/>
    </style:style>
    <style:style style:name="P63" style:family="paragraph" style:parent-style-name="Text_20_body">
      <style:text-properties officeooo:paragraph-rsid="00258e02"/>
    </style:style>
    <style:style style:name="P64" style:family="paragraph" style:parent-style-name="Text_20_body">
      <style:text-properties officeooo:paragraph-rsid="0015d65f"/>
    </style:style>
    <style:style style:name="P65" style:family="paragraph" style:parent-style-name="Text_20_body">
      <style:text-properties officeooo:rsid="0044fb9f" officeooo:paragraph-rsid="0044fb9f"/>
    </style:style>
    <style:style style:name="P66" style:family="paragraph" style:parent-style-name="Text_20_body">
      <style:text-properties officeooo:paragraph-rsid="0044fb9f"/>
    </style:style>
    <style:style style:name="P67" style:family="paragraph" style:parent-style-name="Text_20_body">
      <style:text-properties officeooo:paragraph-rsid="00479ea2"/>
    </style:style>
    <style:style style:name="P68" style:family="paragraph" style:parent-style-name="Text_20_body">
      <style:paragraph-properties fo:margin-top="0.101cm" fo:margin-bottom="0.347cm" loext:contextual-spacing="false" fo:line-height="0.353cm"/>
      <style:text-properties officeooo:paragraph-rsid="00258e02"/>
    </style:style>
    <style:style style:name="P69" style:family="paragraph" style:parent-style-name="Text_20_body">
      <style:paragraph-properties fo:margin-top="0.101cm" fo:margin-bottom="0.347cm" loext:contextual-spacing="false" fo:line-height="0.353cm"/>
      <style:text-properties officeooo:paragraph-rsid="0044a4ee"/>
    </style:style>
    <style:style style:name="P70" style:family="paragraph" style:parent-style-name="Heading_20_2">
      <style:text-properties officeooo:rsid="00479ea2" officeooo:paragraph-rsid="00479ea2"/>
    </style:style>
    <style:style style:name="P71" style:family="paragraph" style:parent-style-name="Heading_20_3">
      <style:paragraph-properties fo:margin-top="0.3cm" fo:margin-bottom="0.139cm" loext:contextual-spacing="false"/>
      <style:text-properties officeooo:rsid="003b55cb" officeooo:paragraph-rsid="003aad15"/>
    </style:style>
    <style:style style:name="P72" style:family="paragraph" style:parent-style-name="Title" style:master-page-name="Standard">
      <style:paragraph-properties fo:margin-top="0cm" fo:margin-bottom="0cm" loext:contextual-spacing="false" style:page-number="1"/>
    </style:style>
    <style:style style:name="P73" style:family="paragraph" style:parent-style-name="Table_20_Contents">
      <style:text-properties officeooo:rsid="003cf1ef" officeooo:paragraph-rsid="0012e33d"/>
    </style:style>
    <style:style style:name="T1" style:family="text">
      <style:text-properties officeooo:rsid="00338a23"/>
    </style:style>
    <style:style style:name="T2" style:family="text">
      <style:text-properties style:text-position="0% 100%"/>
    </style:style>
    <style:style style:name="T3" style:family="text">
      <style:text-properties style:text-position="0% 100%" officeooo:rsid="0009ab6a"/>
    </style:style>
    <style:style style:name="T4" style:family="text">
      <style:text-properties style:text-position="0% 100%" officeooo:rsid="0009fc31"/>
    </style:style>
    <style:style style:name="T5" style:family="text">
      <style:text-properties style:text-position="0% 100%" officeooo:rsid="0017f9e3"/>
    </style:style>
    <style:style style:name="T6" style:family="text">
      <style:text-properties style:text-position="0% 100%" fo:font-style="italic" style:font-style-asian="italic" style:font-style-complex="italic"/>
    </style:style>
    <style:style style:name="T7" style:family="text">
      <style:text-properties style:text-position="0% 100%" officeooo:rsid="00438c36"/>
    </style:style>
    <style:style style:name="T8" style:family="text">
      <style:text-properties officeooo:rsid="0009ab6a"/>
    </style:style>
    <style:style style:name="T9" style:family="text">
      <style:text-properties officeooo:rsid="000be82d"/>
    </style:style>
    <style:style style:name="T10" style:family="text">
      <style:text-properties officeooo:rsid="000c3772"/>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222d31"/>
    </style:style>
    <style:style style:name="T13" style:family="text">
      <style:text-properties officeooo:rsid="000e2b33"/>
    </style:style>
    <style:style style:name="T14" style:family="text">
      <style:text-properties fo:font-style="italic" style:font-style-asian="italic" style:font-style-complex="italic"/>
    </style:style>
    <style:style style:name="T15" style:family="text">
      <style:text-properties fo:font-style="italic" officeooo:rsid="0017f9e3" style:font-style-asian="italic" style:font-style-complex="italic"/>
    </style:style>
    <style:style style:name="T16" style:family="text">
      <style:text-properties officeooo:rsid="000f96b6"/>
    </style:style>
    <style:style style:name="T17" style:family="text">
      <style:text-properties officeooo:rsid="000fc573"/>
    </style:style>
    <style:style style:name="T18" style:family="text">
      <style:text-properties officeooo:rsid="00112317"/>
    </style:style>
    <style:style style:name="T19" style:family="text">
      <style:text-properties officeooo:rsid="001180ad"/>
    </style:style>
    <style:style style:name="T20" style:family="text">
      <style:text-properties officeooo:rsid="0011e6e8"/>
    </style:style>
    <style:style style:name="T21" style:family="text">
      <style:text-properties officeooo:rsid="0012e33d"/>
    </style:style>
    <style:style style:name="T22" style:family="text">
      <style:text-properties officeooo:rsid="001301f0"/>
    </style:style>
    <style:style style:name="T23" style:family="text">
      <style:text-properties fo:font-size="10pt" style:font-size-asian="10pt" style:font-size-complex="10pt"/>
    </style:style>
    <style:style style:name="T24" style:family="text">
      <style:text-properties fo:font-size="10pt" officeooo:rsid="0030309b" style:font-size-asian="10pt" style:font-size-complex="10pt"/>
    </style:style>
    <style:style style:name="T25" style:family="text">
      <style:text-properties fo:font-size="10pt" officeooo:rsid="00319c75" style:font-size-asian="10pt" style:font-size-complex="10pt"/>
    </style:style>
    <style:style style:name="T26" style:family="text">
      <style:text-properties fo:font-size="10pt" officeooo:rsid="0032f0be" style:font-size-asian="10pt" style:font-size-complex="10pt"/>
    </style:style>
    <style:style style:name="T27" style:family="text">
      <style:text-properties fo:font-size="10pt" officeooo:rsid="00258e02" style:font-size-asian="10pt" style:font-size-complex="10pt"/>
    </style:style>
    <style:style style:name="T28" style:family="text">
      <style:text-properties fo:font-size="10pt" officeooo:rsid="00277459" style:font-size-asian="10pt" style:font-size-complex="10pt"/>
    </style:style>
    <style:style style:name="T29" style:family="text">
      <style:text-properties fo:font-size="10pt" officeooo:rsid="0027d87d" style:font-size-asian="10pt" style:font-size-complex="10pt"/>
    </style:style>
    <style:style style:name="T30" style:family="text">
      <style:text-properties fo:font-size="10pt" officeooo:rsid="00289c72" style:font-size-asian="10pt" style:font-size-complex="10pt"/>
    </style:style>
    <style:style style:name="T31" style:family="text">
      <style:text-properties fo:font-size="10pt" officeooo:rsid="00298a11"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style:text-underline-style="solid" style:text-underline-width="auto" style:text-underline-color="font-color" officeooo:rsid="0030309b" style:font-size-asian="10pt" style:font-size-complex="10pt"/>
    </style:style>
    <style:style style:name="T34" style:family="text">
      <style:text-properties fo:font-size="10pt" style:text-underline-style="solid" style:text-underline-width="auto" style:text-underline-color="font-color" officeooo:rsid="00319c75" style:font-size-asian="10pt" style:font-size-complex="10pt"/>
    </style:style>
    <style:style style:name="T35" style:family="text">
      <style:text-properties fo:font-size="10pt" style:text-underline-style="solid" style:text-underline-width="auto" style:text-underline-color="font-color" officeooo:rsid="0032f0be" style:font-size-asian="10pt" style:font-size-complex="10pt"/>
    </style:style>
    <style:style style:name="T36" style:family="text">
      <style:text-properties fo:font-size="10pt" style:text-underline-style="solid" style:text-underline-width="auto" style:text-underline-color="font-color" officeooo:rsid="00258e02" style:font-size-asian="10pt" style:font-size-complex="10pt"/>
    </style:style>
    <style:style style:name="T37" style:family="text">
      <style:text-properties fo:font-size="10pt" style:text-underline-style="solid" style:text-underline-width="auto" style:text-underline-color="font-color" officeooo:rsid="0044a4ee" style:font-size-asian="10pt" style:font-size-complex="10pt"/>
    </style:style>
    <style:style style:name="T38" style:family="text">
      <style:text-properties fo:font-size="10pt" style:text-underline-style="none" style:font-size-asian="10pt" style:font-size-complex="10pt"/>
    </style:style>
    <style:style style:name="T39" style:family="text">
      <style:text-properties fo:font-size="10pt" style:text-underline-style="none" officeooo:rsid="00319c75" style:font-size-asian="10pt" style:font-size-complex="10pt"/>
    </style:style>
    <style:style style:name="T40" style:family="text">
      <style:text-properties fo:font-size="10pt" style:text-underline-style="none" officeooo:rsid="00258e02" style:font-size-asian="10pt" style:font-size-complex="10pt"/>
    </style:style>
    <style:style style:name="T41" style:family="text">
      <style:text-properties fo:font-size="12pt" officeooo:rsid="0014cdca" style:font-size-asian="12pt" style:font-size-complex="12pt"/>
    </style:style>
    <style:style style:name="T42" style:family="text">
      <style:text-properties officeooo:rsid="0015d65f"/>
    </style:style>
    <style:style style:name="T43" style:family="text">
      <style:text-properties officeooo:rsid="0017f9e3"/>
    </style:style>
    <style:style style:name="T44" style:family="text">
      <style:text-properties style:text-underline-style="none"/>
    </style:style>
    <style:style style:name="T45" style:family="text">
      <style:text-properties style:text-underline-style="none" officeooo:rsid="000c3772"/>
    </style:style>
    <style:style style:name="T46" style:family="text">
      <style:text-properties style:text-underline-style="none" officeooo:rsid="002012a3"/>
    </style:style>
    <style:style style:name="T47" style:family="text">
      <style:text-properties officeooo:rsid="002012a3"/>
    </style:style>
    <style:style style:name="T48" style:family="text">
      <style:text-properties officeooo:rsid="00217056"/>
    </style:style>
    <style:style style:name="T49" style:family="text">
      <style:text-properties officeooo:rsid="00222d31"/>
    </style:style>
    <style:style style:name="T50" style:family="text">
      <style:text-properties officeooo:rsid="00223f9c"/>
    </style:style>
    <style:style style:name="T51" style:family="text">
      <style:text-properties officeooo:rsid="002400dd"/>
    </style:style>
    <style:style style:name="T52" style:family="text">
      <style:text-properties officeooo:rsid="00258e02"/>
    </style:style>
    <style:style style:name="T53" style:family="text">
      <style:text-properties officeooo:rsid="0027d87d"/>
    </style:style>
    <style:style style:name="T54" style:family="text">
      <style:text-properties officeooo:rsid="00289c72"/>
    </style:style>
    <style:style style:name="T55" style:family="text">
      <style:text-properties officeooo:rsid="002d40db"/>
    </style:style>
    <style:style style:name="T56" style:family="text">
      <style:text-properties fo:font-size="28pt" style:font-size-asian="28pt" style:font-size-complex="28pt"/>
    </style:style>
    <style:style style:name="T57" style:family="text">
      <style:text-properties fo:font-size="28pt" officeooo:rsid="00374f3c" style:font-size-asian="28pt" style:font-size-complex="28pt"/>
    </style:style>
    <style:style style:name="T58" style:family="text">
      <style:text-properties officeooo:rsid="003550c6"/>
    </style:style>
    <style:style style:name="T59" style:family="text">
      <style:text-properties officeooo:rsid="00374f3c"/>
    </style:style>
    <style:style style:name="T60" style:family="text">
      <style:text-properties officeooo:rsid="0037f73b"/>
    </style:style>
    <style:style style:name="T61" style:family="text">
      <style:text-properties officeooo:rsid="00394d91"/>
    </style:style>
    <style:style style:name="T62" style:family="text">
      <style:text-properties officeooo:rsid="003aad15"/>
    </style:style>
    <style:style style:name="T63" style:family="text">
      <style:text-properties officeooo:rsid="003b98c5"/>
    </style:style>
    <style:style style:name="T64" style:family="text">
      <style:text-properties officeooo:rsid="003cf1ef"/>
    </style:style>
    <style:style style:name="T65" style:family="text">
      <style:text-properties officeooo:rsid="003f6468"/>
    </style:style>
    <style:style style:name="T66" style:family="text">
      <style:text-properties officeooo:rsid="0041115b"/>
    </style:style>
    <style:style style:name="T67" style:family="text">
      <style:text-properties officeooo:rsid="0041a20e"/>
    </style:style>
    <style:style style:name="T68" style:family="text">
      <style:text-properties officeooo:rsid="004201e4"/>
    </style:style>
    <style:style style:name="T69" style:family="text">
      <style:text-properties officeooo:rsid="00438c36"/>
    </style:style>
    <style:style style:name="T70" style:family="text">
      <style:text-properties officeooo:rsid="0044fb9f"/>
    </style:style>
    <style:style style:name="T71" style:family="text">
      <style:text-properties officeooo:rsid="0046397e"/>
    </style:style>
    <style:style style:name="T72" style:family="text">
      <style:text-properties officeooo:rsid="004775f7"/>
    </style:style>
    <style:style style:name="T73" style:family="text">
      <style:text-properties officeooo:rsid="00479e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56">M5 SYSTEM—AN INTERPRETER FOR THE NASCOM </text:span><text:span text:style-name="T57">1</text:span> <text:span text:style-name="T41">by Raymond Anderson</text:span></text:p>
      <text:p text:style-name="P39">N<text:span text:style-name="T59">ASCOM</text:span> Implementation </text:p>
      <text:p text:style-name="Text_20_body">The M5 interpreter was designed for implementation on small 8-bit microcomputers and the N<text:span text:style-name="T59">ASCOM 1</text:span> standard system was an ideal choice because of its popularity and use of a fairly powerful processor (the Z80).</text:p>
      <text:p text:style-name="Text_20_body">With only about 940 bytes available to the user, the language had to be compact enough to write decent programs in a small space, and also have a small interpreter to leave the maximum amount of spare memory. A simple editor was almost essential if programs of over about 50 bytes were to be written and debugged easily, and this required about 100 bytes. </text:p>
      <text:p text:style-name="Text_20_body">The editor, interpreter and command mode are closely linked—for example, program variables are maintained over edits and resets, and the editor set<text:span text:style-name="T59">s </text:span>its cursor to <text:span text:style-name="T59">show</text:span> the user where an error <text:span text:style-name="T58">occurred.</text:span> </text:p>
      <text:p text:style-name="Text_20_body">A compact M5 program can be difficult to follow initially, so error routines which give the exact location and type of a run-time error are included, despite the penalty in RAM usage. (Execution speed is unaffected by error checking).</text:p>
      <text:p text:style-name="Text_20_body">M<text:span text:style-name="T9">5</text:span> is a very fast interpreter, although loops are not as fast as in machine code because each loop involves a small search. A well-written M5 program will carry out general calculations at about 1/3-1/5 of the speed of machine code. (M5 programs are usually much faster to write and debug of course!)</text:p>
      <text:p text:style-name="Text_20_body"><text:span text:style-name="T2">The user may write programs of about 230 bytes in length—quite large </text:span><text:span text:style-name="T3">in</text:span><text:span text:style-name="T2"> M5. Overlarge programs may cause trouble when entered, but the most likely indication of an overflow is a lot of garbage appea</text:span>ring on the end of the program when it is listed. </text:p>
      <text:p text:style-name="P40">Introduction </text:p>
      <text:p text:style-name="P9"><text:span text:style-name="T59">This document describes version 5a which implements some small tweaks and bug-fixes. m5a_nassys.nas runs under NAS-SYS 1/3. It loads and starts at C80. m5a_nasbug runs under NASBUG T2/T4 or BBUG. It loads and starts at C60. Both versions are exactly the same size. When started, t</text:span>he prompt “M<text:span text:style-name="T8">5:”</text:span> appear<text:span text:style-name="T61">s</text:span> at the <text:span text:style-name="T59">start of a line</text:span>, indicating that the system is in command mode. <text:span text:style-name="T61">The following c</text:span>ommands <text:span text:style-name="T61">are available</text:span>: </text:p>
      <text:p text:style-name="P1"/>
      <text:p text:style-name="P3">I<text:tab/>Input a new program and de<text:span text:style-name="T60">lete any </text:span>previous one. System responds with <text:span text:style-name="T60">“Input” <text:tab/>followed by</text:span> a newline. <text:span text:style-name="T60">Back-space can be used to correct typing errors. A semi-colon <text:tab/></text:span>terminate<text:span text:style-name="T60">s program input and </text:span>returns to the command <text:span text:style-name="T61">prompt</text:span>.</text:p>
      <text:p text:style-name="P3">L<text:tab/>List the program and return to <text:span text:style-name="T65">the </text:span>command <text:span text:style-name="T61">prompt</text:span>. </text:p>
      <text:p text:style-name="P3">R<text:tab/>Run the program starting at the first symbol, after printing a newline.</text:p>
      <text:p text:style-name="P3"><text:soft-page-break/>E<text:tab/>Edit the program, inserting the character pointer at the place the last instruction was <text:tab/>ex<text:span text:style-name="T8">e</text:span>cu<text:span text:style-name="T8">t</text:span>ed, <text:span text:style-name="T65">o</text:span>r where an error was found. (See “<text:span text:style-name="T61">The Editor”, below</text:span>.)</text:p>
      <text:p text:style-name="P10">RS<text:tab/>R<text:span text:style-name="T65">eset</text:span> the N<text:span text:style-name="T61">ASCOM</text:span>. This cause<text:span text:style-name="T61">s</text:span> a return to <text:span text:style-name="T61">the monitor</text:span>. However, <text:span text:style-name="T61">M5 can be <text:tab/>restarted at the same address and </text:span>the program <text:span text:style-name="T61">is retained. </text:span>R<text:span text:style-name="T65">eset</text:span> must also be used</text:p>
      <text:p text:style-name="P10"><text:tab/>to st<text:span text:style-name="T8">op</text:span> a looping program.</text:p>
      <text:p text:style-name="P42">Initialisation</text:p>
      <text:p text:style-name="P1">When entering M5 for the first <text:span text:style-name="T61">t</text:span>ime after loading, it is best to ini<text:span text:style-name="T9">ti</text:span>alise the user work area by entering a null program. This <text:span text:style-name="T62">can be </text:span>done as follows: (Underlined characters ar<text:span text:style-name="T9">e</text:span> typed by the system.)</text:p>
      <text:p text:style-name="P1"/>
      <text:p text:style-name="normal"><text:span text:style-name="Source_20_Text"><text:span text:style-name="T11">M5:</text:span></text:span><text:span text:style-name="Source_20_Text"><text:span text:style-name="T45">I</text:span></text:span><text:span text:style-name="Source_20_Text"><text:span text:style-name="T11">nput</text:span></text:span><text:span text:style-name="Source_20_Text"><text:span text:style-name="T44"><text:tab/><text:tab/></text:span></text:span><text:span text:style-name="Source_20_Text"><text:span text:style-name="T46">(type I)</text:span></text:span></text:p>
      <text:p text:style-name="normal"><text:span text:style-name="Source_20_Text"><text:span text:style-name="T44">;</text:span></text:span><text:span text:style-name="Source_20_Text"><text:tab/> <text:tab/><text:tab/>(</text:span><text:span text:style-name="Source_20_Text"><text:span text:style-name="T10">t</text:span></text:span><text:span text:style-name="Source_20_Text">erminate input after entering nothing)</text:span></text:p>
      <text:p text:style-name="normal"><text:span text:style-name="Source_20_Text"><text:span text:style-name="T11">M5:</text:span></text:span><text:span text:style-name="Source_20_Text"> <text:tab/><text:tab/><text:tab/>(</text:span><text:span text:style-name="Source_20_Text"><text:span text:style-name="T65">s</text:span></text:span><text:span text:style-name="Source_20_Text">ystem is now initialised.)</text:span></text:p>
      <text:p text:style-name="P42">Other commands</text:p>
      <text:p text:style-name="P1">M<text:span text:style-name="T47">5</text:span> <text:span text:style-name="T61">ignores any unknown command and </text:span>respond<text:span text:style-name="T61">s </text:span>with a new prompt.</text:p>
      <text:p text:style-name="P71">Special Characters</text:p>
      <text:p text:style-name="Text_20_body"><text:span text:style-name="T62">In Input mode, the </text:span>backspace <text:span text:style-name="T62">key </text:span>delete<text:span text:style-name="T65">s</text:span> the last charact<text:span text:style-name="T62">er.</text:span></text:p>
      <text:p text:style-name="P36">In Edit mode, the backspace key is ignored. Any typing errors must be fixed later using a combination of the Delete and Insert commands.</text:p>
      <text:p text:style-name="P36">Semicolons are illegal characters in a program; they cannot even be used in strings.</text:p>
      <text:p text:style-name="P38">An open bracket “(“ is illegal in a string; it will be mistaken for <text:s/>label marker. </text:p>
      <text:p text:style-name="Text_20_body">Backspaces can<text:span text:style-name="T62">not be entered into s</text:span>tring<text:span text:style-name="T62">s</text:span> in <text:span text:style-name="T62">a</text:span> program.</text:p>
      <text:p text:style-name="P36">Apart from that, any character can be used in a string, <text:span text:style-name="T66">including newline.</text:span></text:p>
      <text:p text:style-name="P40">BASIC M5 LANGUAGE PRINCIPLES</text:p>
      <text:p text:style-name="P42">M5 Arithmetic</text:p>
      <text:p text:style-name="Text_20_body"><text:span text:style-name="T63">Arithmetic </text:span>in M5 <text:span text:style-name="T63">uses</text:span> 16-bit unsigned integers <text:span text:style-name="T63">so numbers are in th</text:span>e range 0 - 65535 (decimal) and are modulo 65536, so <text:span text:style-name="T63">that</text:span> 65536 seems the same as zero to the language.</text:p>
      <text:p text:style-name="Text_20_body"><text:span text:style-name="T63">The following o</text:span>perators <text:span text:style-name="T63">are supported:</text:span> </text:p>
      <text:p text:style-name="P11"><text:tab/>* (multiply) <text:s text:c="2"/>/ (divide) <text:s text:c="2"/><text:span text:style-name="T13">+</text:span> (add) <text:s text:c="2"/>- (subtract) <text:s text:c="2"/><text:span text:style-name="T13">£</text:span> (-1) <text:s text:c="2"/><text:span text:style-name="T55">&amp;</text:span>(<text:span text:style-name="T13">+1</text:span>)</text:p>
      <text:p text:style-name="P11">the last two ar<text:span text:style-name="T13">e</text:span> included for faster execution and for compact programming of loop control.</text:p>
      <text:p text:style-name="P42">The Stack</text:p>
      <text:p text:style-name="P1">M5 <text:span text:style-name="T63">uses </text:span>stack based (Reverse polish) expression analysis. This system <text:span text:style-name="T63">can </text:span>be used to <text:span text:style-name="T63">express </text:span>arbitrary expressions <text:span text:style-name="T63">without the use of parentheses.</text:span></text:p>
      <text:p text:style-name="P42"><text:soft-page-break/>The Current Value</text:p>
      <text:p text:style-name="P11"><text:span text:style-name="T2">On a pocket calcul</text:span>ator, the Idea of a current value is easy to understand as it appears on the display and is often called "x". In M<text:span text:style-name="T13">5</text:span> there Is also a current value (<text:span text:style-name="T63">also </text:span>called "<text:span text:style-name="T13">x</text:span>”) and it is <text:span text:style-name="T63">only </text:span><text:s/>altered in the following circumstances:</text:p>
      <text:list xml:id="list3975689658" text:style-name="L1">
        <text:list-item>
          <text:p text:style-name="P59">If a number appears in the program (not in a string) x takes its value.</text:p>
        </text:list-item>
        <text:list-item>
          <text:p text:style-name="P59">On encountering an identifier A-<text:span text:style-name="T13">Z</text:span> x <text:span text:style-name="T13">t</text:span>akes the value stored there.</text:p>
        </text:list-item>
        <text:list-item>
          <text:p text:style-name="P59">On encountering a ? (not after <text:span text:style-name="T13">=</text:span> ) x <text:span text:style-name="T13">t</text:span>akes its value from the keyboard.</text:p>
        </text:list-item>
        <text:list-item>
          <text:p text:style-name="P59">After a diadic operator (/ - <text:span text:style-name="T13">+ *</text:span>) x becomes the result.</text:p>
        </text:list-item>
        <text:list-item>
          <text:p text:style-name="P59">If x is incremented or decremented (using &amp; or <text:span text:style-name="T13">£</text:span>). </text:p>
        </text:list-item>
      </text:list>
      <text:p text:style-name="P42">Variables </text:p>
      <text:p text:style-name="P11">M5 has variables <text:span text:style-name="T63">named </text:span>A-Z and a special one <text:span text:style-name="T13">@</text:span>. One of these variables becomes current by simply quoting it in the p<text:span text:style-name="T13">r</text:span>ogram (point 2 above).</text:p>
      <text:p text:style-name="P11"><text:span text:style-name="T13">x</text:span> may be stored in a var<text:span text:style-name="T13">i</text:span>able by simply using =<text:span text:style-name="T14">k</text:span> where <text:span text:style-name="T14">k</text:span> is a variable name.</text:p>
      <text:p text:style-name="P12"><text:span text:style-name="T13">If =? </text:span>is used, the current value (x) is displayed as a decimal number on the screen. (This is how numbers are output in M5).</text:p>
      <text:p text:style-name="P12">EXAMPLES (These are all legal M5 programs- Try if unsure!)</text:p>
      <text:p text:style-name="P12">(i) A<text:tab/><text:tab/>What is in location A is now also i<text:span text:style-name="T16">n</text:span> x (the current value).</text:p>
      <text:p text:style-name="P12">(ii) ABC<text:tab/>x takes on the values in A then B then C and keeps the value C. </text:p>
      <text:p text:style-name="P12">(<text:span text:style-name="T16">iii)</text:span> 23 <text:tab/><text:tab/>x becomes 23.</text:p>
      <text:p text:style-name="P12">(<text:span text:style-name="T16">i</text:span>v) 23A <text:tab/>x becomes 23, <text:span text:style-name="T16">th</text:span>en x becomes A (<text:span text:style-name="T16">i.e., </text:span>the number in A).</text:p>
      <text:p text:style-name="P12">(v) 23 4<text:span text:style-name="T16">5</text:span>6 <text:tab/>x becomes 23 and <text:span text:style-name="T16">t</text:span>hen x becomes 456.</text:p>
      <text:p text:style-name="P12">(vi) A<text:span text:style-name="T16">=</text:span>B <text:tab/>x becomes A, then this value is stored in B.</text:p>
      <text:p text:style-name="P12">(vii) A<text:span text:style-name="T16">=</text:span>B<text:span text:style-name="T16">=C=</text:span>D x becomes A . then this value is put into B, C and D.</text:p>
      <text:p text:style-name="P12">(viii) A<text:span text:style-name="T16">=?D=?<text:tab/></text:span>x becomes A and this is displayed, then x becomes B and is displayed.</text:p>
      <text:p text:style-name="P12">(ix) <text:span text:style-name="T16">=?=A<text:tab/></text:span>what is in x (left from last program) is displayed and pu<text:span text:style-name="T16">t</text:span> in A.</text:p>
      <text:p text:style-name="P12">If you want to check what is going on, <text:span text:style-name="T63">you can print x at any point in your program by inserting </text:span>the characters <text:span text:style-name="Source_20_Text">=? </text:span>– <text:span text:style-name="T63">or, f</text:span>or neatness and readability, use =? “ " <text:span text:style-name="T63">to print <text:s/>number followed by a space. For example, </text:span>23<text:span text:style-name="T16">=?” “ 11111 =? in a program </text:span>will produce <text:span text:style-name="T63">the output </text:span><text:s/>00023 11111.</text:p>
      <text:p text:style-name="P40">Calculating </text:p>
      <text:p text:style-name="P12">When a comma is encountered in an M5 program, the value of x is put on the top of the stack - pushing down all other members. <text:span text:style-name="T64">The top element o the stack is called y. </text:span>We can represent the <text:soft-page-break/>stack diagramatically to show what happens. <text:span text:style-name="T64">Consider a short example and follow it step by step:</text:span></text:p>
      <text:p text:style-name="P61"><text:span text:style-name="Source_20_Text"><text:span text:style-name="T64"><text:tab/>P</text:span></text:span><text:span text:style-name="Source_20_Text">rogram: </text:span><text:span text:style-name="Source_20_Text"><text:span text:style-name="T16">A,33,,BA <text:s text:c="5"/>W</text:span></text:span><text:span text:style-name="Source_20_Text">here initially A</text:span><text:span text:style-name="Source_20_Text"><text:span text:style-name="T16">=</text:span></text:span><text:span text:style-name="Source_20_Text">l and B</text:span><text:span text:style-name="Source_20_Text"><text:span text:style-name="T16">=</text:span></text:span><text:span text:style-name="Source_20_Text">2</text:span></text:p>
      <text:p text:style-name="P61"><text:span text:style-name="Source_20_Text"><text:s text:c="3"/><text:tab/>step: <text:s text:c="3"/>abcdefgh <text:s text:c="3"/><text:tab/> (could have run l=A2=3 befor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3">STEP</text:p>
          </table:table-cell>
          <table:table-cell table:style-name="Table1.A1" office:value-type="string">
            <text:p text:style-name="P43">SYMBOL</text:p>
          </table:table-cell>
          <table:table-cell table:style-name="Table1.A1" office:value-type="string">
            <text:p text:style-name="P43">MEANS</text:p>
          </table:table-cell>
          <table:table-cell table:style-name="Table1.A1" office:value-type="string">
            <text:p text:style-name="P43">x</text:p>
          </table:table-cell>
          <table:table-cell table:style-name="Table1.A1" office:value-type="string">
            <text:p text:style-name="P43"><text:span text:style-name="T67">y <text:s text:c="2"/>Rest of stack </text:span>top--<text:span text:style-name="T67">&gt;</text:span>bottom</text:p>
          </table:table-cell>
        </table:table-row>
        <table:table-row>
          <table:table-cell table:style-name="Table1.A1" office:value-type="string">
            <text:p text:style-name="P43">a</text:p>
          </table:table-cell>
          <table:table-cell table:style-name="Table1.A1" office:value-type="string">
            <text:p text:style-name="P43"><text:span text:style-name="Source_20_Text">A</text:span></text:p>
          </table:table-cell>
          <table:table-cell table:style-name="Table1.A1" office:value-type="string">
            <text:p text:style-name="P43">Load A</text:p>
          </table:table-cell>
          <table:table-cell table:style-name="Table1.A1" office:value-type="string">
            <text:p text:style-name="P43">1</text:p>
          </table:table-cell>
          <table:table-cell table:style-name="Table1.A1" office:value-type="string">
            <text:p text:style-name="Table_20_Contents"><text:span text:style-name="Source_20_Text">- <text:s/>- <text:s/>- <text:s/>-</text:span></text:p>
          </table:table-cell>
        </table:table-row>
        <table:table-row>
          <table:table-cell table:style-name="Table1.A1" office:value-type="string">
            <text:p text:style-name="P43">b</text:p>
          </table:table-cell>
          <table:table-cell table:style-name="Table1.A1" office:value-type="string">
            <text:p text:style-name="Table_20_Contents"><text:span text:style-name="Source_20_Text">,</text:span></text:p>
          </table:table-cell>
          <table:table-cell table:style-name="Table1.A1" office:value-type="string">
            <text:p text:style-name="P43">Push x</text:p>
          </table:table-cell>
          <table:table-cell table:style-name="Table1.A1" office:value-type="string">
            <text:p text:style-name="P43">1</text:p>
          </table:table-cell>
          <table:table-cell table:style-name="Table1.A1" office:value-type="string">
            <text:p text:style-name="P46"><text:span text:style-name="Source_20_Text"><text:span text:style-name="T17">1 <text:s/>- <text:s/>- <text:s/>- </text:span></text:span></text:p>
          </table:table-cell>
        </table:table-row>
        <table:table-row>
          <table:table-cell table:style-name="Table1.A1" office:value-type="string">
            <text:p text:style-name="P43">c-d</text:p>
          </table:table-cell>
          <table:table-cell table:style-name="Table1.A1" office:value-type="string">
            <text:p text:style-name="P43"><text:span text:style-name="Source_20_Text">33</text:span></text:p>
          </table:table-cell>
          <table:table-cell table:style-name="Table1.A1" office:value-type="string">
            <text:p text:style-name="P43">Load 33</text:p>
          </table:table-cell>
          <table:table-cell table:style-name="Table1.A1" office:value-type="string">
            <text:p text:style-name="P43">33</text:p>
          </table:table-cell>
          <table:table-cell table:style-name="Table1.A1" office:value-type="string">
            <text:p text:style-name="P46"><text:span text:style-name="Source_20_Text"><text:span text:style-name="T17">1 <text:s/>- <text:s/>- <text:s/>- </text:span></text:span></text:p>
          </table:table-cell>
        </table:table-row>
        <table:table-row>
          <table:table-cell table:style-name="Table1.A1" office:value-type="string">
            <text:p text:style-name="P43">e</text:p>
          </table:table-cell>
          <table:table-cell table:style-name="Table1.A1" office:value-type="string">
            <text:p text:style-name="Table_20_Contents"><text:span text:style-name="Source_20_Text">,</text:span></text:p>
          </table:table-cell>
          <table:table-cell table:style-name="Table1.A1" office:value-type="string">
            <text:p text:style-name="P43">Push x</text:p>
          </table:table-cell>
          <table:table-cell table:style-name="Table1.A1" office:value-type="string">
            <text:p text:style-name="P43">33</text:p>
          </table:table-cell>
          <table:table-cell table:style-name="Table1.A1" office:value-type="string">
            <text:p text:style-name="P46"><text:span text:style-name="Source_20_Text"><text:span text:style-name="T17">33 1 <text:s/>- <text:s/>-</text:span></text:span></text:p>
          </table:table-cell>
        </table:table-row>
        <table:table-row>
          <table:table-cell table:style-name="Table1.A1" office:value-type="string">
            <text:p text:style-name="P43">f</text:p>
          </table:table-cell>
          <table:table-cell table:style-name="Table1.A1" office:value-type="string">
            <text:p text:style-name="Table_20_Contents"><text:span text:style-name="Source_20_Text">,</text:span></text:p>
          </table:table-cell>
          <table:table-cell table:style-name="Table1.A1" office:value-type="string">
            <text:p text:style-name="P43">Push x</text:p>
          </table:table-cell>
          <table:table-cell table:style-name="Table1.A1" office:value-type="string">
            <text:p text:style-name="P43">33</text:p>
          </table:table-cell>
          <table:table-cell table:style-name="Table1.A1" office:value-type="string">
            <text:p text:style-name="P46"><text:span text:style-name="Source_20_Text"><text:span text:style-name="T17">33 33 1 <text:s/>-</text:span></text:span></text:p>
          </table:table-cell>
        </table:table-row>
        <table:table-row>
          <table:table-cell table:style-name="Table1.A1" office:value-type="string">
            <text:p text:style-name="P43">g</text:p>
          </table:table-cell>
          <table:table-cell table:style-name="Table1.A1" office:value-type="string">
            <text:p text:style-name="P43"><text:span text:style-name="Source_20_Text">B</text:span></text:p>
          </table:table-cell>
          <table:table-cell table:style-name="Table1.A1" office:value-type="string">
            <text:p text:style-name="P43">Load B</text:p>
          </table:table-cell>
          <table:table-cell table:style-name="Table1.A1" office:value-type="string">
            <text:p text:style-name="P43">2</text:p>
          </table:table-cell>
          <table:table-cell table:style-name="Table1.A1" office:value-type="string">
            <text:p text:style-name="P46"><text:span text:style-name="Source_20_Text"><text:span text:style-name="T17">33 33 1 <text:s/>-</text:span></text:span></text:p>
          </table:table-cell>
        </table:table-row>
        <table:table-row>
          <table:table-cell table:style-name="Table1.A1" office:value-type="string">
            <text:p text:style-name="P43">h</text:p>
          </table:table-cell>
          <table:table-cell table:style-name="Table1.A1" office:value-type="string">
            <text:p text:style-name="P43"><text:span text:style-name="Source_20_Text">A</text:span></text:p>
          </table:table-cell>
          <table:table-cell table:style-name="Table1.A1" office:value-type="string">
            <text:p text:style-name="P43">Load A</text:p>
          </table:table-cell>
          <table:table-cell table:style-name="Table1.A1" office:value-type="string">
            <text:p text:style-name="P43">1</text:p>
          </table:table-cell>
          <table:table-cell table:style-name="Table1.A1" office:value-type="string">
            <text:p text:style-name="P46"><text:span text:style-name="Source_20_Text"><text:span text:style-name="T17">33 33 1 <text:s/>-</text:span></text:span></text:p>
          </table:table-cell>
        </table:table-row>
      </table:table>
      <text:p text:style-name="P18"/>
      <text:p text:style-name="P20"><text:span text:style-name="T68">I</text:span>tems <text:span text:style-name="T68">are removed </text:span>from the top of the slack using <text:span text:style-name="T68">the </text:span>operators <text:span text:style-name="T17">+ / * -</text:span></text:p>
      <text:p text:style-name="P60">The<text:span text:style-name="T68">se</text:span> operators work on x and y and put the result in x, removing y from the s<text:span text:style-name="T64">t</text:span>ack <text:span text:style-name="T64">and moving the other elements up the stack. The operators £ and % have no effect on the stack. In summary:</text:span></text:p>
      <table:table table:name="Table4" table:style-name="Table4">
        <table:table-column table:style-name="Table4.A"/>
        <table:table-column table:style-name="Table4.B"/>
        <table:table-column table:style-name="Table4.C"/>
        <table:table-row>
          <table:table-cell table:style-name="Table4.A1" office:value-type="string">
            <text:p text:style-name="P48">Operator</text:p>
          </table:table-cell>
          <table:table-cell table:style-name="Table4.A1" office:value-type="string">
            <text:p text:style-name="P48">Function</text:p>
          </table:table-cell>
          <table:table-cell table:style-name="Table4.A1" office:value-type="string">
            <text:p text:style-name="P48">Remarks</text:p>
          </table:table-cell>
        </table:table-row>
        <table:table-row>
          <table:table-cell table:style-name="Table4.A1" office:value-type="string">
            <text:p text:style-name="P49">£</text:p>
          </table:table-cell>
          <table:table-cell table:style-name="Table4.A1" office:value-type="string">
            <text:p text:style-name="P48">x := x - 1</text:p>
          </table:table-cell>
          <table:table-cell table:style-name="Table4.A1" office:value-type="string">
            <text:p text:style-name="P73">Equivalent to <text:s/>,1- (but faster)</text:p>
          </table:table-cell>
        </table:table-row>
        <table:table-row>
          <table:table-cell table:style-name="Table4.A1" office:value-type="string">
            <text:p text:style-name="P47">%</text:p>
          </table:table-cell>
          <table:table-cell table:style-name="Table4.A1" office:value-type="string">
            <text:p text:style-name="P48">x := x + 1</text:p>
          </table:table-cell>
          <table:table-cell table:style-name="Table4.A1" office:value-type="string">
            <text:p text:style-name="P48"><text:span text:style-name="T64">Equivalent to </text:span><text:s/>,1+ <text:span text:style-name="T64">(but faster)</text:span></text:p>
          </table:table-cell>
        </table:table-row>
        <table:table-row>
          <table:table-cell table:style-name="Table4.A1" office:value-type="string">
            <text:p text:style-name="P49">+</text:p>
          </table:table-cell>
          <table:table-cell table:style-name="Table4.A1" office:value-type="string">
            <text:p text:style-name="P48">x := x + y</text:p>
          </table:table-cell>
          <table:table-cell table:style-name="Table4.A1" office:value-type="string">
            <text:p text:style-name="P48">y is lost. Overflow not detected</text:p>
          </table:table-cell>
        </table:table-row>
        <table:table-row>
          <table:table-cell table:style-name="Table4.A1" office:value-type="string">
            <text:p text:style-name="P47">-</text:p>
          </table:table-cell>
          <table:table-cell table:style-name="Table4.A1" office:value-type="string">
            <text:p text:style-name="P48">x := x - y</text:p>
          </table:table-cell>
          <table:table-cell table:style-name="Table4.A1" office:value-type="string">
            <text:p text:style-name="P48">y is lost. Underflow not detected</text:p>
          </table:table-cell>
        </table:table-row>
        <table:table-row>
          <table:table-cell table:style-name="Table4.A1" office:value-type="string">
            <text:p text:style-name="P47">*</text:p>
          </table:table-cell>
          <table:table-cell table:style-name="Table4.A1" office:value-type="string">
            <text:p text:style-name="P48">x := x * y</text:p>
          </table:table-cell>
          <table:table-cell table:style-name="Table4.A1" office:value-type="string">
            <text:p text:style-name="P48">y is lost. Overflowing bits put in @</text:p>
          </table:table-cell>
        </table:table-row>
        <table:table-row>
          <table:table-cell table:style-name="Table4.A1" office:value-type="string">
            <text:p text:style-name="P47">/</text:p>
          </table:table-cell>
          <table:table-cell table:style-name="Table4.A1" office:value-type="string">
            <text:p text:style-name="P48">x := x / y</text:p>
          </table:table-cell>
          <table:table-cell table:style-name="Table4.A1" office:value-type="string">
            <text:p text:style-name="P48">y is lost. Remainder is put in @</text:p>
          </table:table-cell>
        </table:table-row>
      </table:table>
      <text:p text:style-name="P20"><text:span text:style-name="Source_20_Text"/></text:p>
      <text:p text:style-name="Standard">The second example displays the result of A+B. When run, 00003 is displayed.</text:p>
      <text:p text:style-name="Standard"><text:span text:style-name="Source_20_Text"/></text:p>
      <text:p text:style-name="P34"><text:span text:style-name="Source_20_Text"><text:tab/>Program: A,B+=?<text:tab/><text:tab/>Initially A=</text:span><text:span text:style-name="Source_20_Text"><text:span text:style-name="T21">1 </text:span></text:span><text:span text:style-name="Source_20_Text">B=2 </text:span></text:p>
      <text:p text:style-name="P33"><text:span text:style-name="Source_20_Text"><text:tab/> <text:s text:c="2"/>step: abedef</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4">STEP</text:p>
          </table:table-cell>
          <table:table-cell table:style-name="Table2.A1" office:value-type="string">
            <text:p text:style-name="P44">SYMBOL</text:p>
          </table:table-cell>
          <table:table-cell table:style-name="Table2.A1" office:value-type="string">
            <text:p text:style-name="P44">MEANS</text:p>
          </table:table-cell>
          <table:table-cell table:style-name="Table2.A1" office:value-type="string">
            <text:p text:style-name="P44">x</text:p>
          </table:table-cell>
          <table:table-cell table:style-name="Table2.A1" office:value-type="string">
            <text:p text:style-name="P51">y <text:s text:c="3"/>Rest of stack</text:p>
          </table:table-cell>
        </table:table-row>
        <table:table-row>
          <table:table-cell table:style-name="Table2.A1" office:value-type="string">
            <text:p text:style-name="P53">a</text:p>
          </table:table-cell>
          <table:table-cell table:style-name="Table2.A1" office:value-type="string">
            <text:p text:style-name="P44"><text:span text:style-name="Source_20_Text">A</text:span></text:p>
          </table:table-cell>
          <table:table-cell table:style-name="Table2.A1" office:value-type="string">
            <text:p text:style-name="P44">Load A</text:p>
          </table:table-cell>
          <table:table-cell table:style-name="Table2.A1" office:value-type="string">
            <text:p text:style-name="P44">1</text:p>
          </table:table-cell>
          <table:table-cell table:style-name="Table2.A1" office:value-type="string">
            <text:p text:style-name="P50"><text:span text:style-name="Source_20_Text">? <text:s/>- <text:s/>- <text:s/>-</text:span></text:p>
          </table:table-cell>
        </table:table-row>
        <table:table-row>
          <table:table-cell table:style-name="Table2.A1" office:value-type="string">
            <text:p text:style-name="P44">b</text:p>
          </table:table-cell>
          <table:table-cell table:style-name="Table2.A1" office:value-type="string">
            <text:p text:style-name="P50"><text:span text:style-name="Source_20_Text">,</text:span></text:p>
          </table:table-cell>
          <table:table-cell table:style-name="Table2.A1" office:value-type="string">
            <text:p text:style-name="P44">Push x</text:p>
          </table:table-cell>
          <table:table-cell table:style-name="Table2.A1" office:value-type="string">
            <text:p text:style-name="P44">1</text:p>
          </table:table-cell>
          <table:table-cell table:style-name="Table2.A1" office:value-type="string">
            <text:p text:style-name="P50"><text:span text:style-name="Source_20_Text"><text:span text:style-name="T17">1 <text:s/>- <text:s/>- <text:s/>- </text:span></text:span></text:p>
          </table:table-cell>
        </table:table-row>
        <table:table-row>
          <table:table-cell table:style-name="Table2.A1" office:value-type="string">
            <text:p text:style-name="P44">c</text:p>
          </table:table-cell>
          <table:table-cell table:style-name="Table2.A1" office:value-type="string">
            <text:p text:style-name="P44"><text:span text:style-name="Source_20_Text"><text:span text:style-name="T22">B</text:span></text:span></text:p>
          </table:table-cell>
          <table:table-cell table:style-name="Table2.A1" office:value-type="string">
            <text:p text:style-name="P44">Load <text:span text:style-name="T22">B</text:span></text:p>
          </table:table-cell>
          <table:table-cell table:style-name="Table2.A1" office:value-type="string">
            <text:p text:style-name="P51">2</text:p>
          </table:table-cell>
          <table:table-cell table:style-name="Table2.A1" office:value-type="string">
            <text:p text:style-name="P50"><text:span text:style-name="Source_20_Text"><text:span text:style-name="T17">1 <text:s/>- <text:s/>- <text:s/>- </text:span></text:span></text:p>
          </table:table-cell>
        </table:table-row>
        <table:table-row>
          <table:table-cell table:style-name="Table2.A1" office:value-type="string">
            <text:p text:style-name="P51">d</text:p>
          </table:table-cell>
          <table:table-cell table:style-name="Table2.A1" office:value-type="string">
            <text:p text:style-name="P50"><text:span text:style-name="Source_20_Text"><text:span text:style-name="T22">+</text:span></text:span></text:p>
          </table:table-cell>
          <table:table-cell table:style-name="Table2.A1" office:value-type="string">
            <text:p text:style-name="P51">x:=x+y</text:p>
          </table:table-cell>
          <table:table-cell table:style-name="Table2.A1" office:value-type="string">
            <text:p text:style-name="P44">3</text:p>
          </table:table-cell>
          <table:table-cell table:style-name="Table2.A1" office:value-type="string">
            <text:p text:style-name="P50"><text:span text:style-name="Source_20_Text"><text:span text:style-name="T17">- <text:s/>- <text:s/>- <text:s/>-</text:span></text:span></text:p>
          </table:table-cell>
        </table:table-row>
        <text:soft-page-break/>
        <table:table-row>
          <table:table-cell table:style-name="Table2.A1" office:value-type="string">
            <text:p text:style-name="P44"><text:span text:style-name="T22">e-</text:span>f</text:p>
          </table:table-cell>
          <table:table-cell table:style-name="Table2.A1" office:value-type="string">
            <text:p text:style-name="P50"><text:span text:style-name="Source_20_Text"><text:span text:style-name="T22">=?</text:span></text:span></text:p>
          </table:table-cell>
          <table:table-cell table:style-name="Table2.A1" office:value-type="string">
            <text:p text:style-name="P51">Display</text:p>
          </table:table-cell>
          <table:table-cell table:style-name="Table2.A1" office:value-type="string">
            <text:p text:style-name="P44">3</text:p>
          </table:table-cell>
          <table:table-cell table:style-name="Table2.A1" office:value-type="string">
            <text:p text:style-name="P50"><text:span text:style-name="Source_20_Text"><text:span text:style-name="T17">- <text:s/>- <text:s/>- <text:s/>-</text:span></text:span></text:p>
          </table:table-cell>
        </table:table-row>
      </table:table>
      <text:p text:style-name="P19"><text:span text:style-name="Source_20_Text"/></text:p>
      <text:p text:style-name="P37"><text:span text:style-name="T64">The third example </text:span>evaluate<text:span text:style-name="T64">s</text:span> (2*3) <text:span text:style-name="T47">+</text:span> (7-2) and display<text:span text:style-name="T64">s the result</text:span>.</text:p>
      <text:p text:style-name="P35"><text:span text:style-name="Source_20_Text"><text:tab/>Program: 2,3*,</text:span><text:span text:style-name="Source_20_Text"><text:span text:style-name="T48">7,2</text:span></text:span><text:span text:style-name="Source_20_Text">-+=? <text:s text:c="8"/><text:tab/></text:span><text:span text:style-name="Source_20_Text"><text:span text:style-name="T48">A</text:span></text:span><text:span text:style-name="Source_20_Text">dd result of 2,3* to 7,2-</text:span></text:p>
      <text:p text:style-name="P35"><text:span text:style-name="Source_20_Text"><text:tab/> <text:s text:c="2"/>step: ab</text:span><text:span text:style-name="Source_20_Text"><text:span text:style-name="T48">cde</text:span></text:span><text:span text:style-name="Source_20_Text">fghijkl<text:tab/><text:tab/><text:tab/></text:span><text:span text:style-name="Source_20_Text"><text:span text:style-name="T48">and display the result</text:spa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4">STEP</text:p>
          </table:table-cell>
          <table:table-cell table:style-name="Table3.A1" office:value-type="string">
            <text:p text:style-name="P44">SYMBOL</text:p>
          </table:table-cell>
          <table:table-cell table:style-name="Table3.A1" office:value-type="string">
            <text:p text:style-name="P44">MEANS</text:p>
          </table:table-cell>
          <table:table-cell table:style-name="Table3.A1" office:value-type="string">
            <text:p text:style-name="P44">x</text:p>
          </table:table-cell>
          <table:table-cell table:style-name="Table3.A1" office:value-type="string">
            <text:p text:style-name="P51">y <text:s text:c="3"/>Rest of stack</text:p>
          </table:table-cell>
        </table:table-row>
        <table:table-row>
          <table:table-cell table:style-name="Table3.A1" office:value-type="string">
            <text:p text:style-name="P53">a</text:p>
          </table:table-cell>
          <table:table-cell table:style-name="Table3.A1" office:value-type="string">
            <text:p text:style-name="P45"><text:span text:style-name="Source_20_Text"><text:span text:style-name="T48">2</text:span></text:span></text:p>
          </table:table-cell>
          <table:table-cell table:style-name="Table3.A1" office:value-type="string">
            <text:p text:style-name="P44">Load <text:span text:style-name="T48">2</text:span></text:p>
          </table:table-cell>
          <table:table-cell table:style-name="Table3.A1" office:value-type="string">
            <text:p text:style-name="P53">2</text:p>
          </table:table-cell>
          <table:table-cell table:style-name="Table3.A1" office:value-type="string">
            <text:p text:style-name="P50"><text:span text:style-name="Source_20_Text">? <text:s/>- <text:s/>- <text:s/>-</text:span></text:p>
          </table:table-cell>
        </table:table-row>
        <table:table-row>
          <table:table-cell table:style-name="Table3.A1" office:value-type="string">
            <text:p text:style-name="P44">b</text:p>
          </table:table-cell>
          <table:table-cell table:style-name="Table3.A1" office:value-type="string">
            <text:p text:style-name="P50"><text:span text:style-name="Source_20_Text">,</text:span></text:p>
          </table:table-cell>
          <table:table-cell table:style-name="Table3.A1" office:value-type="string">
            <text:p text:style-name="P44">Push x</text:p>
          </table:table-cell>
          <table:table-cell table:style-name="Table3.A1" office:value-type="string">
            <text:p text:style-name="P53">2</text:p>
          </table:table-cell>
          <table:table-cell table:style-name="Table3.A1" office:value-type="string">
            <text:p text:style-name="P50"><text:span text:style-name="Source_20_Text"><text:span text:style-name="T48">2 <text:s/>- <text:s/>- <text:s/>- </text:span></text:span></text:p>
          </table:table-cell>
        </table:table-row>
        <table:table-row>
          <table:table-cell table:style-name="Table3.A1" office:value-type="string">
            <text:p text:style-name="P44">c</text:p>
          </table:table-cell>
          <table:table-cell table:style-name="Table3.A1" office:value-type="string">
            <text:p text:style-name="P45"><text:span text:style-name="Source_20_Text"><text:span text:style-name="T48">3</text:span></text:span></text:p>
          </table:table-cell>
          <table:table-cell table:style-name="Table3.A1" office:value-type="string">
            <text:p text:style-name="P44">Load <text:span text:style-name="T48">3</text:span></text:p>
          </table:table-cell>
          <table:table-cell table:style-name="Table3.A1" office:value-type="string">
            <text:p text:style-name="P53">3</text:p>
          </table:table-cell>
          <table:table-cell table:style-name="Table3.A1" office:value-type="string">
            <text:p text:style-name="P50"><text:span text:style-name="Source_20_Text"><text:span text:style-name="T48">2 <text:s/>- <text:s/>- <text:s/>- </text:span></text:span></text:p>
          </table:table-cell>
        </table:table-row>
        <table:table-row>
          <table:table-cell table:style-name="Table3.A1" office:value-type="string">
            <text:p text:style-name="P51">d</text:p>
          </table:table-cell>
          <table:table-cell table:style-name="Table3.A1" office:value-type="string">
            <text:p text:style-name="P50"><text:span text:style-name="Source_20_Text">*</text:span></text:p>
          </table:table-cell>
          <table:table-cell table:style-name="Table3.A1" office:value-type="string">
            <text:p text:style-name="P51">x:=x*<text:span text:style-name="T48">y</text:span></text:p>
          </table:table-cell>
          <table:table-cell table:style-name="Table3.A1" office:value-type="string">
            <text:p text:style-name="P53">6</text:p>
          </table:table-cell>
          <table:table-cell table:style-name="Table3.A1" office:value-type="string">
            <text:p text:style-name="P50"><text:span text:style-name="Source_20_Text"><text:span text:style-name="T17">- <text:s/>- <text:s/>- <text:s/>-</text:span></text:span></text:p>
          </table:table-cell>
        </table:table-row>
        <table:table-row>
          <table:table-cell table:style-name="Table3.A1" office:value-type="string">
            <text:p text:style-name="P51">e</text:p>
          </table:table-cell>
          <table:table-cell table:style-name="Table3.A1" office:value-type="string">
            <text:p text:style-name="P50"><text:span text:style-name="Source_20_Text">,</text:span></text:p>
          </table:table-cell>
          <table:table-cell table:style-name="Table3.A1" office:value-type="string">
            <text:p text:style-name="P53">Push x</text:p>
          </table:table-cell>
          <table:table-cell table:style-name="Table3.A1" office:value-type="string">
            <text:p text:style-name="P53">6</text:p>
          </table:table-cell>
          <table:table-cell table:style-name="Table3.A1" office:value-type="string">
            <text:p text:style-name="P50"><text:span text:style-name="Source_20_Text"><text:span text:style-name="T48">6 <text:s/>- <text:s/>- <text:s/>-</text:span></text:span></text:p>
          </table:table-cell>
        </table:table-row>
        <table:table-row>
          <table:table-cell table:style-name="Table3.A1" office:value-type="string">
            <text:p text:style-name="P53">f</text:p>
          </table:table-cell>
          <table:table-cell table:style-name="Table3.A1" office:value-type="string">
            <text:p text:style-name="P53">7</text:p>
          </table:table-cell>
          <table:table-cell table:style-name="Table3.A1" office:value-type="string">
            <text:p text:style-name="P53">Load 7</text:p>
          </table:table-cell>
          <table:table-cell table:style-name="Table3.A1" office:value-type="string">
            <text:p text:style-name="P53">7</text:p>
          </table:table-cell>
          <table:table-cell table:style-name="Table3.A1" office:value-type="string">
            <text:p text:style-name="P54"><text:span text:style-name="Source_20_Text"><text:span text:style-name="T48">6 <text:s/>- <text:s/>- <text:s/>-</text:span></text:span></text:p>
          </table:table-cell>
        </table:table-row>
        <table:table-row>
          <table:table-cell table:style-name="Table3.A1" office:value-type="string">
            <text:p text:style-name="P53">g</text:p>
          </table:table-cell>
          <table:table-cell table:style-name="Table3.A1" office:value-type="string">
            <text:p text:style-name="P50">,</text:p>
          </table:table-cell>
          <table:table-cell table:style-name="Table3.A1" office:value-type="string">
            <text:p text:style-name="P53">Push x</text:p>
          </table:table-cell>
          <table:table-cell table:style-name="Table3.A1" office:value-type="string">
            <text:p text:style-name="P53">7</text:p>
          </table:table-cell>
          <table:table-cell table:style-name="Table3.A1" office:value-type="string">
            <text:p text:style-name="P54"><text:span text:style-name="Source_20_Text"><text:span text:style-name="T48">7 <text:s/>6 <text:s/>- <text:s/>-</text:span></text:span></text:p>
          </table:table-cell>
        </table:table-row>
        <table:table-row>
          <table:table-cell table:style-name="Table3.A1" office:value-type="string">
            <text:p text:style-name="P53">h</text:p>
          </table:table-cell>
          <table:table-cell table:style-name="Table3.A1" office:value-type="string">
            <text:p text:style-name="P53">2</text:p>
          </table:table-cell>
          <table:table-cell table:style-name="Table3.A1" office:value-type="string">
            <text:p text:style-name="P53">Load 2</text:p>
          </table:table-cell>
          <table:table-cell table:style-name="Table3.A1" office:value-type="string">
            <text:p text:style-name="P53">2</text:p>
          </table:table-cell>
          <table:table-cell table:style-name="Table3.A1" office:value-type="string">
            <text:p text:style-name="P54"><text:span text:style-name="Source_20_Text"><text:span text:style-name="T48">7 <text:s/>6 <text:s/>- <text:s/>-</text:span></text:span></text:p>
          </table:table-cell>
        </table:table-row>
        <table:table-row>
          <table:table-cell table:style-name="Table3.A1" office:value-type="string">
            <text:p text:style-name="P53">i</text:p>
          </table:table-cell>
          <table:table-cell table:style-name="Table3.A1" office:value-type="string">
            <text:p text:style-name="P50">-</text:p>
          </table:table-cell>
          <table:table-cell table:style-name="Table3.A1" office:value-type="string">
            <text:p text:style-name="P53">x:=y-x</text:p>
          </table:table-cell>
          <table:table-cell table:style-name="Table3.A1" office:value-type="string">
            <text:p text:style-name="P53">5</text:p>
          </table:table-cell>
          <table:table-cell table:style-name="Table3.A1" office:value-type="string">
            <text:p text:style-name="P54"><text:span text:style-name="Source_20_Text"><text:span text:style-name="T48">6 <text:s/>- <text:s/>- <text:s/>-</text:span></text:span></text:p>
          </table:table-cell>
        </table:table-row>
        <table:table-row>
          <table:table-cell table:style-name="Table3.A1" office:value-type="string">
            <text:p text:style-name="P53">j</text:p>
          </table:table-cell>
          <table:table-cell table:style-name="Table3.A1" office:value-type="string">
            <text:p text:style-name="P53">+</text:p>
          </table:table-cell>
          <table:table-cell table:style-name="Table3.A1" office:value-type="string">
            <text:p text:style-name="P53">x:=x+y</text:p>
          </table:table-cell>
          <table:table-cell table:style-name="Table3.A1" office:value-type="string">
            <text:p text:style-name="P53">11</text:p>
          </table:table-cell>
          <table:table-cell table:style-name="Table3.A1" office:value-type="string">
            <text:p text:style-name="P54"><text:span text:style-name="Source_20_Text"><text:span text:style-name="T17">- <text:s/>- <text:s/>- <text:s/>-</text:span></text:span></text:p>
          </table:table-cell>
        </table:table-row>
        <table:table-row>
          <table:table-cell table:style-name="Table3.A1" office:value-type="string">
            <text:p text:style-name="P53">kl</text:p>
          </table:table-cell>
          <table:table-cell table:style-name="Table3.A1" office:value-type="string">
            <text:p text:style-name="P50"><text:span text:style-name="Source_20_Text"><text:span text:style-name="T22">=?</text:span></text:span></text:p>
          </table:table-cell>
          <table:table-cell table:style-name="Table3.A1" office:value-type="string">
            <text:p text:style-name="P53">Display</text:p>
          </table:table-cell>
          <table:table-cell table:style-name="Table3.A1" office:value-type="string">
            <text:p text:style-name="P53">11</text:p>
          </table:table-cell>
          <table:table-cell table:style-name="Table3.A1" office:value-type="string">
            <text:p text:style-name="P54"><text:span text:style-name="Source_20_Text"><text:span text:style-name="T17">- <text:s/>- <text:s/>- <text:s/>-</text:span></text:span></text:p>
          </table:table-cell>
        </table:table-row>
      </table:table>
      <text:p text:style-name="P26"/>
      <text:p text:style-name="P27"><text:span text:style-name="T49">Here are some further examples, comparing expressions in BASIC with their equivalents in M5:</text:span></text:p>
      <text:p text:style-name="P27"><text:span text:style-name="Source_20_Text"><text:span text:style-name="T12">BASIC<text:tab/></text:span></text:span><text:span text:style-name="Source_20_Text"><text:span text:style-name="T49"><text:tab/><text:tab/><text:tab/></text:span></text:span><text:span text:style-name="Source_20_Text"><text:span text:style-name="T12">M5</text:span></text:span></text:p>
      <text:p text:style-name="P13"><text:span text:style-name="Source_20_Text"><text:span text:style-name="T49">Z = M*N*A<text:tab/><text:tab/><text:tab/>N,M*,A*=Z<text:tab/>or<text:tab/>N,M,A,**=Z</text:span></text:span></text:p>
      <text:p text:style-name="P14"><text:span text:style-name="Source_20_Text"><text:span text:style-name="T50">Z = (N+M)*A<text:tab/><text:tab/>N,M+,A*=Z</text:span></text:span></text:p>
      <text:p text:style-name="P14"><text:span text:style-name="Source_20_Text"><text:span text:style-name="T50">Z = (N+M)*(A-M)<text:tab/><text:tab/>N,M+,A,M-*=Z</text:span></text:span></text:p>
      <text:p text:style-name="P14"><text:span text:style-name="Source_20_Text"><text:span text:style-name="T50">Z = N*N<text:tab/><text:tab/><text:tab/>N,*=Z</text:span></text:span></text:p>
      <text:p text:style-name="P14"><text:span text:style-name="Source_20_Text"><text:span text:style-name="T50">Z = N*N*N*N<text:tab/><text:tab/>N,*,*=Z<text:tab/>or N,,,***=Z <text:tab/>(M5 only needs to get</text:span></text:span></text:p>
      <text:p text:style-name="P14"><text:span text:style-name="Source_20_Text"><text:span text:style-name="T50"><text:tab/><text:tab/> <text:tab/><text:tab/><text:tab/><text:tab/><text:tab/><text:tab/><text:tab/> N once)</text:span></text:span></text:p>
      <text:p text:style-name="P42">Getting Data In</text:p>
      <text:p text:style-name="P21"><text:span text:style-name="T69">Whereas =? is used to print a number (the value of x), ? by itself (without “=”) is used to request a number from the keyboard.</text:span></text:p>
      <text:p text:style-name="P21">A number is terminated by any non-<text:span text:style-name="T18">numeric </text:span>character. Usually th<text:span text:style-name="T18">e user will type a space or a newline after entering number </text:span>and the program will continue.</text:p>
      <text:p text:style-name="P21">EXAMPLE <text:s text:c="3"/><text:span text:style-name="Source_20_Text">?,?*</text:span><text:span text:style-name="Source_20_Text"><text:span text:style-name="T49">=?</text:span></text:span><text:span text:style-name="T49"> <text:s text:c="8"/></text:span>prompt for a number, then another and print the product.</text:p>
      <text:p text:style-name="P42"><text:soft-page-break/>String print </text:p>
      <text:p text:style-name="Text_20_body">Any string of characters surrounded by quotes “" is printed to the display exactly as written- including newlines etc.</text:p>
      <text:p text:style-name="Text_20_body"><text:span text:style-name="T69">EXAMPLE <text:tab/></text:span><text:span text:style-name="Source_20_Text">“Input the number" </text:span></text:p>
      <text:p text:style-name="Text_20_body"><text:span text:style-name="Source_20_Text">or <text:s text:c="2"/><text:tab/><text:tab/>“NEW</text:span></text:p>
      <text:p text:style-name="Text_20_body"><text:span text:style-name="Source_20_Text"><text:s text:c="12"/>LINE”</text:span></text:p>
      <text:p text:style-name="P28">A jump will find labels in a string so <text:span text:style-name="T69">do not use (</text:span> in a string.</text:p>
      <text:p text:style-name="P28">A nicer version of the program above Is: </text:p>
      <text:p text:style-name="P28"><text:span text:style-name="Source_20_Text">“NUMBER" ?, "TIMES BY” ? *" IS “ </text:span><text:span text:style-name="Source_20_Text"><text:span text:style-name="T50">=?</text:span></text:span></text:p>
      <text:p text:style-name="P28">A newline is produced by a newline between quotes.</text:p>
      <text:p text:style-name="P42"><text:span text:style-name="T18">Loops </text:span>and jumps </text:p>
      <text:p text:style-name="P24"><text:span text:style-name="T2">M</text:span><text:span text:style-name="T5">5</text:span><text:span text:style-name="T2"> </text:span><text:span text:style-name="T7">implements program flow control using labels and conditional </text:span><text:span text:style-name="T2">jumps.</text:span></text:p>
      <text:p text:style-name="P24"><text:span text:style-name="T2">A label is represented by </text:span><text:span text:style-name="T5">(</text:span><text:span text:style-name="T6">n</text:span><text:span text:style-name="T2"> where </text:span><text:span text:style-name="T6">n</text:span><text:span text:style-name="T2"> is any symbol which an be entered at the</text:span> keyboard. <text:span text:style-name="T43">Examples are: </text:span><text:span text:style-name="Source_20_Text"><text:span text:style-name="T43">(A <text:s/>(! <text:s/>(1 <text:s/>(.</text:span></text:span></text:p>
      <text:p text:style-name="P24">A jump is represented by <text:span text:style-name="T43">)</text:span><text:span text:style-name="T15">kn</text:span><text:span text:style-name="T43"> </text:span>where <text:span text:style-name="T14">n</text:span> is a symbol which matches a label, and <text:span text:style-name="T14">k </text:span>is a condition code indicating what condition involving x or x and y must be true for the jump to <text:span text:style-name="T43">occur. </text:span>Valid condition codes ar<text:span text:style-name="T43">e</text:span> as follows:</text:p>
      <table:table table:name="Table5" table:style-name="Table5">
        <table:table-column table:style-name="Table5.A"/>
        <table:table-column table:style-name="Table5.B"/>
        <table:table-column table:style-name="Table5.C"/>
        <table:table-row>
          <table:table-cell table:style-name="Table5.A1" office:value-type="string">
            <text:p text:style-name="P52">Character</text:p>
          </table:table-cell>
          <table:table-cell table:style-name="Table5.A1" office:value-type="string">
            <text:p text:style-name="P52">Jump occurs if</text:p>
          </table:table-cell>
          <table:table-cell table:style-name="Table5.A1" office:value-type="string">
            <text:p text:style-name="P52">Comments</text:p>
          </table:table-cell>
        </table:table-row>
        <table:table-row>
          <table:table-cell table:style-name="Table5.A1" office:value-type="string">
            <text:p text:style-name="P52">U</text:p>
          </table:table-cell>
          <table:table-cell table:style-name="Table5.A1" office:value-type="string">
            <text:p text:style-name="P52">Unconditional</text:p>
          </table:table-cell>
          <table:table-cell table:style-name="Table5.A1" office:value-type="string">
            <text:p text:style-name="P52">U stands for Unconditional</text:p>
          </table:table-cell>
        </table:table-row>
        <table:table-row>
          <table:table-cell table:style-name="Table5.A1" office:value-type="string">
            <text:p text:style-name="P52">Z</text:p>
          </table:table-cell>
          <table:table-cell table:style-name="Table5.A1" office:value-type="string">
            <text:p text:style-name="P52">x == 0</text:p>
          </table:table-cell>
          <table:table-cell table:style-name="Table5.A1" office:value-type="string">
            <text:p text:style-name="P52">Z stands for Zero</text:p>
          </table:table-cell>
        </table:table-row>
        <table:table-row>
          <table:table-cell table:style-name="Table5.A1" office:value-type="string">
            <text:p text:style-name="P52">N</text:p>
          </table:table-cell>
          <table:table-cell table:style-name="Table5.A1" office:value-type="string">
            <text:p text:style-name="P52">x != 0</text:p>
          </table:table-cell>
          <table:table-cell table:style-name="Table5.A1" office:value-type="string">
            <text:p text:style-name="P52">N stands for Non-zero</text:p>
          </table:table-cell>
        </table:table-row>
        <table:table-row>
          <table:table-cell table:style-name="Table5.A1" office:value-type="string">
            <text:p text:style-name="P52">E</text:p>
          </table:table-cell>
          <table:table-cell table:style-name="Table5.A1" office:value-type="string">
            <text:p text:style-name="P52">x == y</text:p>
          </table:table-cell>
          <table:table-cell table:style-name="Table5.A1" office:value-type="string">
            <text:p text:style-name="P52">E stands for Equal</text:p>
          </table:table-cell>
        </table:table-row>
        <table:table-row>
          <table:table-cell table:style-name="Table5.A1" office:value-type="string">
            <text:p text:style-name="P52">X</text:p>
          </table:table-cell>
          <table:table-cell table:style-name="Table5.A1" office:value-type="string">
            <text:p text:style-name="P52">x != y</text:p>
          </table:table-cell>
          <table:table-cell table:style-name="Table5.A1" office:value-type="string">
            <text:p text:style-name="P52">X looks like notequal sign</text:p>
          </table:table-cell>
        </table:table-row>
        <table:table-row>
          <table:table-cell table:style-name="Table5.A1" office:value-type="string">
            <text:p text:style-name="P52">L</text:p>
          </table:table-cell>
          <table:table-cell table:style-name="Table5.A1" office:value-type="string">
            <text:p text:style-name="P52">x &lt;= y</text:p>
          </table:table-cell>
          <table:table-cell table:style-name="Table5.A1" office:value-type="string">
            <text:p text:style-name="P52">L stands for less-than-or-equal</text:p>
          </table:table-cell>
        </table:table-row>
        <table:table-row>
          <table:table-cell table:style-name="Table5.A1" office:value-type="string">
            <text:p text:style-name="P52">G</text:p>
          </table:table-cell>
          <table:table-cell table:style-name="Table5.A1" office:value-type="string">
            <text:p text:style-name="P52">x &gt;= y</text:p>
          </table:table-cell>
          <table:table-cell table:style-name="Table5.A1" office:value-type="string">
            <text:p text:style-name="P52">G stands for greater-than-or-equal</text:p>
          </table:table-cell>
        </table:table-row>
        <table:table-row>
          <table:table-cell table:style-name="Table5.A1" office:value-type="string">
            <text:p text:style-name="P52">M</text:p>
          </table:table-cell>
          <table:table-cell table:style-name="Table5.A1" office:value-type="string">
            <text:p text:style-name="P52">Unconditional</text:p>
          </table:table-cell>
          <table:table-cell table:style-name="Table5.A1" office:value-type="string">
            <text:p text:style-name="P52">M is Monitor; return to M5 prompt</text:p>
          </table:table-cell>
        </table:table-row>
      </table:table>
      <text:p text:style-name="P24"/>
      <text:p text:style-name="Text_20_body">EXAMPLES of valid jump symbols ar<text:span text:style-name="T43">e: </text:span><text:span text:style-name="Source_20_Text"><text:span text:style-name="T43">)UA <text:s/>)NI <text:s/>)X$ <text:s text:c="2"/>)G( <text:s text:c="3"/>(Z.</text:span></text:span></text:p>
      <text:p text:style-name="Text_20_body"><text:span text:style-name="T43">W</text:span>hen a jump symbol is re<text:span text:style-name="T43">ached, the condition indicated by </text:span><text:span text:style-name="T15">k</text:span><text:span text:style-name="T43"> is tested</text:span> a<text:span text:style-name="T43">nd if it is found to be true, a j</text:span>ump is made to the fi<text:span text:style-name="T43">rst occurrence of a label with the matching identifier symbol.</text:span></text:p>
      <text:p text:style-name="P25">EXAMPLES</text:p>
      <text:p text:style-name="P29">(i) <text:span text:style-name="T51">2000 (A “HELLO” £ )NA<text:tab/><text:tab/>Prints out “HELLO” 2000 times</text:span>.</text:p>
      <text:p text:style-name="P29"><text:soft-page-break/>(ii) <text:s text:c="5"/><text:span text:style-name="T51">0 (A =? “ “ &amp; <text:s text:c="5"/>)NA</text:span><text:tab/><text:tab/><text:span text:style-name="T51">Prints out numbers from 0 to 65535 separated by spaces <text:tab/><text:tab/><text:tab/><text:tab/><text:tab/>(Thinks 65536=0).</text:span></text:p>
      <text:p text:style-name="P29">(<text:span text:style-name="T16">iii)</text:span> <text:s text:c="7"/><text:span text:style-name="T51">(A <text:s text:c="2"/>)UA<text:tab/><text:tab/><text:tab/>Loops until reset is pressed.</text:span></text:p>
      <text:p text:style-name="P29">(<text:span text:style-name="T16">i</text:span>v) <text:s/><text:span text:style-name="T51">0=N (A N=? &amp;=N , 5555 )GA<text:tab/>Prints out numbers from 0 to 5555.</text:span>.</text:p>
      <text:p text:style-name="P40">WRITING PROGRAMS </text:p>
      <text:p text:style-name="Text_20_body"><text:span text:style-name="T2">M5 is a powerful language when all its features ar</text:span><text:span text:style-name="T4">e</text:span><text:span text:style-name="T2"> properly understood, but it can be a little confusing for the beginner. There is fortunately an easy way of generating programs which can be us</text:span>ed until familiarity with M5 is achieved. The method is to write the program in a more standard language and then translate into M5. While this method does not exploit the valuable “cu<text:span text:style-name="T69">rr</text:span>ent variable” feature of M<text:span text:style-name="T69">5</text:span>. <text:span text:style-name="T69">I</text:span>t will yield workable programs which ar<text:span text:style-name="T69">e</text:span> easier to follow in many ways. The program can then be optimised <text:span text:style-name="T69">if required</text:span>. </text:p>
      <text:p text:style-name="Text_20_body">EXAMPLE A Program to print a table of squares from 1 to <text:span text:style-name="T52">20</text:span></text:p>
      <text:p text:style-name="P68"><text:span text:style-name="Source_20_Text"><text:tab/></text:span><text:span text:style-name="Source_20_Text"><text:span text:style-name="T32">BASIC</text:span></text:span><text:span text:style-name="Source_20_Text"><text:span text:style-name="T38"> <text:tab/><text:tab/><text:tab/><text:tab/></text:span></text:span><text:span text:style-name="Source_20_Text"><text:span text:style-name="T32">M</text:span></text:span><text:span text:style-name="Source_20_Text"><text:span text:style-name="T36">5</text:span></text:span><text:span text:style-name="Source_20_Text"><text:span text:style-name="T40"><text:tab/><text:tab/><text:tab/></text:span></text:span><text:span text:style-name="Source_20_Text"><text:span text:style-name="T37">M5 Optimised</text:span></text:span></text:p>
      <text:p text:style-name="P69"><text:span text:style-name="Source_20_Text"><text:span text:style-name="T23">10 PRINT “TABLE OF SQUARES" <text:tab/>“TABLE OF SQUARES<text:tab/><text:tab/>“TABLE OF SQUARES</text:span></text:span></text:p>
      <text:p text:style-name="P69"><text:span text:style-name="Source_20_Text"><text:span text:style-name="T27">20 N=0<text:tab/><text:tab/><text:tab/><text:tab/>“ 0=N<text:tab/><text:tab/><text:tab/><text:tab/>“ 0=N</text:span></text:span></text:p>
      <text:p text:style-name="P69"><text:span text:style-name="Source_20_Text"><text:span text:style-name="T27">30 N=N+1<text:tab/><text:tab/><text:tab/><text:tab/>(B N,1+=N<text:tab/><text:tab/><text:tab/>(B N</text:span></text:span><text:span text:style-name="Source_20_Text"><text:span text:style-name="T28">&amp;=</text:span></text:span></text:p>
      <text:p text:style-name="P69"><text:span text:style-name="Source_20_Text"><text:span text:style-name="T27">40 PRINT N, N*N<text:tab/><text:tab/><text:tab/>N=? “ “ N,N*=? “<text:tab/><text:tab/></text:span></text:span><text:span text:style-name="Source_20_Text"><text:span text:style-name="T28">N=? “ “,*=? “</text:span></text:span></text:p>
      <text:p text:style-name="P69"><text:span text:style-name="Source_20_Text"><text:span text:style-name="T27">50 IF N&lt;&gt;20 GOTO 30<text:tab/><text:tab/>“ N,20)XB<text:tab/><text:tab/><text:tab/>“</text:span></text:span><text:span text:style-name="Source_20_Text"><text:span text:style-name="T28">N,20 )XB</text:span></text:span></text:p>
      <text:p text:style-name="P68"><text:span text:style-name="Source_20_Text"><text:span text:style-name="T27">60 END<text:tab/><text:tab/><text:tab/><text:tab/>)M<text:tab/><text:tab/><text:tab/><text:tab/></text:span></text:span></text:p>
      <text:p text:style-name="P30"><text:span text:style-name="T69">In M5 programs, n</text:span>ewlines in <text:span text:style-name="T69">the </text:span>output must be included between quotes. <text:span text:style-name="T69">Numeric output </text:span>in M<text:span text:style-name="T52">5 is n</text:span>ot spaced, hence the space in the line equivalent to line 40.</text:p>
      <text:p text:style-name="P30">The M<text:span text:style-name="T52">5</text:span> <text:span text:style-name="T69">program </text:span>will run at about the same speed as the tiny Basic program.</text:p>
      <text:p text:style-name="P30">If the M<text:span text:style-name="T52">5</text:span> is optimised, keeping N in x as much as possible and using the free layout and the &amp; operator, the speed will be considerably faster, perhaps 4-5 times faster than a fast tiny basic. </text:p>
      <text:p text:style-name="P41">THE EDITOR</text:p>
      <text:p text:style-name="P42">Introduction </text:p>
      <text:p text:style-name="Text_20_body">The Editor is entered by typing E when in the command mode. The edit prompt of E: will appear. The editor will show the point where the last instruction was executed when it is entered by positioning a cursor at this location. The cursor is a shaded square which is denoted here by a <text:span text:style-name="T11"><text:s/></text:span><text:s/>(underline). The cursor indicates the current position of the character pointer, and the character pointed at by the cursor appears at the top right of the screen. All manipulation of text is done relative to this cursor because there ar<text:span text:style-name="T53">e</text:span> no line numbers in M<text:span text:style-name="T18">5</text:span>.</text:p>
      <text:p text:style-name="P21">The character indicating end of file in M<text:span text:style-name="T53">5</text:span> is a null character which appears as a box when it is <text:soft-page-break/>pointed at. A hazard in the M5 interpreter is that the <text:span text:style-name="T70">cursor</text:span> can be moved into the actual M<text:span text:style-name="T53">5</text:span> Interpreter. A Rule must therefore be: DO NOT use any Delete or <text:span text:style-name="T70">I</text:span>nsert commands unless you can se<text:span text:style-name="T53">e</text:span> where the <text:span text:style-name="T70">cursor</text:span> is positioned.</text:p>
      <text:p text:style-name="P42">Commands</text:p>
      <text:p text:style-name="P21">To manipulate the text of a program, <text:span text:style-name="T70">move </text:span>the cursor <text:span text:style-name="T70">to the </text:span>required <text:span text:style-name="T70">position </text:span>and then operate on the text. <text:span text:style-name="T70">The editor supports these command:</text:span></text:p>
      <text:p text:style-name="P23">&gt; <text:tab/>Move cursor forward one place<text:note text:id="ftn1" text:note-class="footnote"><text:note-citation>1</text:note-citation><text:note-body><text:p text:style-name="P55">&gt; is shift-N, &lt; is shift-M on the NASCOM under NASBUG T2/T4.</text:p></text:note-body></text:note>.</text:p>
      <text:p text:style-name="P23"><text:span text:style-name="T42">&lt;<text:tab/></text:span>Move cursor backward one place.</text:p>
      <text:p text:style-name="P23">R <text:tab/>Rewind – move cursor to the start of the file.</text:p>
      <text:p text:style-name="P23">N<text:tab/><text:span text:style-name="T70">Next – m</text:span>ove the cursor to the start of the next li<text:span text:style-name="T70">n</text:span>e (stop at <text:span text:style-name="T70">the </text:span>end of <text:span text:style-name="T70">the </text:span>prog<text:span text:style-name="T70">ram</text:span>)</text:p>
      <text:p text:style-name="P66">D <text:tab/>Remove (delete) the character at the cursor. The cursor now points to the<text:tab/>next <text:tab/>character.</text:p>
      <text:p text:style-name="P65">Innnn;<text:tab/>Insert the string nnnn before the c<text:span text:style-name="T71">ursor</text:span>. <text:span text:style-name="T72">Semi-colon t</text:span>erminate<text:span text:style-name="T72">s the inserted text. The <text:tab/>c</text:span>ursor points to <text:span text:style-name="T71">the </text:span>same character <text:span text:style-name="T71">as it did before the insert.</text:span></text:p>
      <text:p text:style-name="P65">W<text:tab/>Leave the editor and return to command mode.</text:p>
      <text:p text:style-name="P23"><text:span text:style-name="T72">Edit c</text:span>ommands <text:span text:style-name="T72">(except W) can</text:span> be repeated <text:span text:style-name="T70">on a line. Pressing </text:span>newline result<text:span text:style-name="T71">s</text:span> in a printout of the text with <text:span text:style-name="T71">any edits done and the </text:span>cursor in its new position. <text:span text:style-name="T71">The backspace key is ignored (does not echo and has no effect) within the editor.</text:span></text:p>
      <text:p text:style-name="P31">EXAMPLE: You have typed in a program as follows: </text:p>
      <text:p text:style-name="P15"><text:span text:style-name="Source_20_Text"><text:span text:style-name="T23"><text:tab/>(A "HELLO THERE " N</text:span></text:span><text:span text:style-name="Source_20_Text"><text:span text:style-name="T29">=</text:span></text:span><text:span text:style-name="Source_20_Text"><text:span text:style-name="T23">? " IS N</text:span></text:span></text:p>
      <text:p text:style-name="P15"><text:span text:style-name="Source_20_Text"><text:span text:style-name="T23"><text:tab/>WHAT </text:span></text:span><text:span text:style-name="Source_20_Text"><text:span text:style-name="T30">ZU</text:span></text:span><text:span text:style-name="Source_20_Text"><text:span text:style-name="T23">MBER DO YOU WANT”... etc</text:span></text:span></text:p>
      <text:p text:style-name="P31"><text:span text:style-name="T71">Y</text:span>ou want to move the cursor to the spelling error. Use: RN<text:span text:style-name="T54">&gt;&gt;&gt;&gt;&gt; i.e.</text:span> <text:span text:style-name="T54">move</text:span> to start, move down a line, move in 5 characters. <text:span text:style-name="T71">Press </text:span>newline <text:span text:style-name="T71">to </text:span>print out the <text:span text:style-name="T71">edited tex</text:span>t <text:s/>and return t<text:span text:style-name="T72">o t</text:span>he edit prompt.</text:p>
      <text:p text:style-name="P32">EXAMPLE: Edit ABCDERTYIJKLMNOP to replace RTY by F<text:span text:style-name="T54">G</text:span>H</text:p>
      <text:p text:style-name="P16"><text:span text:style-name="Source_20_Text"><text:span text:style-name="T23">ABCDERTY</text:span></text:span><text:span text:style-name="Source_20_Text"><text:span text:style-name="T31">I</text:span></text:span><text:span text:style-name="Source_20_Text"><text:span text:style-name="T23">JKLMNOP</text:span></text:span></text:p>
      <text:p text:style-name="P16"><text:span text:style-name="Source_20_Text"><text:span text:style-name="T23">E:R</text:span></text:span><text:span text:style-name="Source_20_Text"><text:span text:style-name="T30">&gt;&gt;&gt;&gt;&gt;</text:span></text:span><text:span text:style-name="Source_20_Text"><text:span text:style-name="T23"> <text:tab/><text:tab/><text:tab/>Move pointer to start the</text:span></text:span><text:span text:style-name="Source_20_Text"><text:span text:style-name="T30">n</text:span></text:span><text:span text:style-name="Source_20_Text"><text:span text:style-name="T23"> </text:span></text:span><text:span text:style-name="Source_20_Text"><text:span text:style-name="T30">right</text:span></text:span><text:span text:style-name="Source_20_Text"><text:span text:style-name="T23"> </text:span></text:span><text:span text:style-name="Source_20_Text"><text:span text:style-name="T31">5</text:span></text:span><text:span text:style-name="Source_20_Text"><text:span text:style-name="T23"> (to </text:span></text:span><text:span text:style-name="Source_20_Text"><text:span text:style-name="T30">R</text:span></text:span><text:span text:style-name="Source_20_Text"><text:span text:style-name="T23">)</text:span></text:span></text:p>
      <text:p text:style-name="P16"><text:span text:style-name="Source_20_Text"><text:span text:style-name="T23">ABCDE_TY</text:span></text:span><text:span text:style-name="Source_20_Text"><text:span text:style-name="T31">I</text:span></text:span><text:span text:style-name="Source_20_Text"><text:span text:style-name="T23">JKLMNOP <text:tab/><text:tab/>Character R appears at top R.H. side of screen. </text:span></text:span></text:p>
      <text:p text:style-name="P16"><text:span text:style-name="Source_20_Text"><text:span text:style-name="T23">E:D <text:tab/><text:tab/><text:tab/><text:tab/>Delete current character.</text:span></text:span></text:p>
      <text:p text:style-name="P16"><text:span text:style-name="Source_20_Text"><text:span text:style-name="T23">ABCDE_Y</text:span></text:span><text:span text:style-name="Source_20_Text"><text:span text:style-name="T31">I</text:span></text:span><text:span text:style-name="Source_20_Text"><text:span text:style-name="T23">JKLMNOP <text:tab/><text:tab/>T appears at </text:span></text:span><text:span text:style-name="Source_20_Text"><text:span text:style-name="T30">t</text:span></text:span><text:span text:style-name="Source_20_Text"><text:span text:style-name="T23">op right.</text:span></text:span></text:p>
      <text:p text:style-name="P16"><text:span text:style-name="Source_20_Text"><text:span text:style-name="T23">E:DD <text:tab/><text:tab/><text:tab/><text:tab/>Delete two more.</text:span></text:span></text:p>
      <text:p text:style-name="P16"><text:span text:style-name="Source_20_Text"><text:span text:style-name="T23">ABCDE_</text:span></text:span><text:span text:style-name="Source_20_Text"><text:span text:style-name="T31">J</text:span></text:span><text:span text:style-name="Source_20_Text"><text:span text:style-name="T23">KLMNOP <text:tab/><text:tab/></text:span></text:span><text:span text:style-name="Source_20_Text"><text:span text:style-name="T31">I </text:span></text:span><text:span text:style-name="Source_20_Text"><text:span text:style-name="T23">appears at top right.</text:span></text:span></text:p>
      <text:p text:style-name="P16"><text:span text:style-name="Source_20_Text"><text:span text:style-name="T23">E:I</text:span></text:span><text:span text:style-name="Source_20_Text"><text:span text:style-name="T31">FGH</text:span></text:span><text:span text:style-name="Source_20_Text"><text:span text:style-name="T23">; <text:tab/><text:tab/><text:tab/>Insert correct characters. </text:span></text:span></text:p>
      <text:p text:style-name="P17"><text:soft-page-break/><text:span text:style-name="Source_20_Text"><text:span text:style-name="T23">ABCDEFGH_</text:span></text:span><text:span text:style-name="Source_20_Text"><text:span text:style-name="T31">JK</text:span></text:span><text:span text:style-name="Source_20_Text"><text:span text:style-name="T23">LMNOP <text:tab/><text:tab/></text:span></text:span><text:span text:style-name="Source_20_Text"><text:span text:style-name="T31">S</text:span></text:span><text:span text:style-name="Source_20_Text"><text:span text:style-name="T23">tring now correct; </text:span></text:span><text:span text:style-name="Source_20_Text"><text:span text:style-name="T31">I is </text:span></text:span><text:span text:style-name="Source_20_Text"><text:span text:style-name="T23">still current character.</text:span></text:span></text:p>
      <text:p text:style-name="P23">When editing is complete, <text:span text:style-name="T72">use </text:span>W <text:span text:style-name="T72">to </text:span>return to command mode.</text:p>
      <text:p text:style-name="P40">ERROR MESSAGES</text:p>
      <text:p text:style-name="P21">If <text:span text:style-name="T72">M5 detects an error at run-time</text:span>, <text:span text:style-name="T18">o</text:span>n<text:span text:style-name="T18">e</text:span> of the following messages appear<text:span text:style-name="T72">s</text:span>:</text:p>
      <text:p text:style-name="P21"><text:tab/>SYM <text:span text:style-name="T18">E</text:span>RR x <text:tab/><text:tab/>The symbol x is not allowed in M5 (except in a string).</text:p>
      <text:p text:style-name="P21"><text:tab/><text:span text:style-name="T20">ID</text:span> ERR x<text:tab/><text:tab/>The symbol x is not a valid identifier, and an attempt was ma<text:span text:style-name="T18">de to <text:tab/><text:tab/><text:tab/><text:tab/>copy a</text:span> value into it. (e.g. <text:span text:style-name="T18">=x</text:span> occurred.)</text:p>
      <text:p text:style-name="P21"><text:tab/>J<text:span text:style-name="T18">I</text:span>D ERR <text:span text:style-name="T18">x<text:tab/><text:tab/>The label x was not found when a jump occurred to it.</text:span></text:p>
      <text:p text:style-name="P21"><text:tab/><text:span text:style-name="T18">JC </text:span>ERR <text:span text:style-name="T18">x<text:tab/><text:tab/>The symbol x occurred in a jump condition position and is not a <text:tab/><text:tab/><text:tab/><text:tab/>valid code (not one of U Z N E X L G M).</text:span></text:p>
      <text:p text:style-name="P22"><text:tab/><text:span text:style-name="T18">ERR x<text:tab/><text:tab/><text:tab/>The symbol x caused an error to occur. (Not one of above.)</text:span></text:p>
      <text:p text:style-name="Text_20_body"><text:span text:style-name="T19">I</text:span>n addition to giving the error type, the edi<text:span text:style-name="T72">t</text:span> cursor is set up to point at the faulty symbol, so when the editor is entered from the monitor to correct the error, the cursor is in the correct position for amendments.</text:p>
      <text:p text:style-name="Heading_20_2">SAMPLE PROGRAMS IN M5 </text:p>
      <text:p text:style-name="P4"><text:span text:style-name="Source_20_Text"><text:span text:style-name="T32">Number summing program</text:span></text:span><text:span text:style-name="Source_20_Text"><text:span text:style-name="T23"><text:tab/>(A”INPUT A NUMBER”?” THANKS</text:span></text:span></text:p>
      <text:p text:style-name="P4"><text:span text:style-name="Source_20_Text"><text:span text:style-name="T23"><text:tab/><text:tab/><text:tab/><text:tab/> <text:s/>NOW INPUT 2 MORE NUMBERS”?,”AND”?”GOOD!</text:span></text:span></text:p>
      <text:p text:style-name="P4"><text:span text:style-name="Source_20_Text"><text:span text:style-name="T23"><text:tab/><text:tab/><text:tab/><text:tab/> <text:s/>THEIR SUM IS”++=? “</text:span></text:span></text:p>
      <text:p text:style-name="P4"><text:span text:style-name="Source_20_Text"><text:span text:style-name="T23"><text:tab/><text:tab/><text:tab/><text:tab/> <text:s/>“)NA “THEIR SUM WAS ZERO – TYPE 0 FOR MORE FUN OR</text:span></text:span></text:p>
      <text:p text:style-name="P4"><text:span text:style-name="Source_20_Text"><text:span text:style-name="T23"><text:tab/><text:tab/><text:tab/><text:tab/> <text:s/></text:span></text:span><text:span text:style-name="Source_20_Text"><text:span text:style-name="T24">1 to END “?)ZA “GOODBYE!”)M</text:span></text:span></text:p>
      <text:p text:style-name="P4"><text:span text:style-name="Source_20_Text"><text:span text:style-name="T24"/></text:span></text:p>
      <text:p text:style-name="P5"><text:span text:style-name="Source_20_Text"><text:span text:style-name="T33">Factorial of a number</text:span></text:span><text:span text:style-name="Source_20_Text"><text:span text:style-name="T24"><text:tab/>1=N ? )ZB (A =M , N* =N M£ )NA (B N=?</text:span></text:span></text:p>
      <text:p text:style-name="P6"><text:span text:style-name="Source_20_Text"><text:span text:style-name="T25"/></text:span></text:p>
      <text:p text:style-name="P6"><text:span text:style-name="Source_20_Text"><text:span text:style-name="T34">M5 24 hour clock:<text:tab/></text:span></text:span><text:span text:style-name="Source_20_Text"><text:span text:style-name="T39"><text:tab/>)US (D N£=N )ND</text:span></text:span></text:p>
      <text:p text:style-name="P6"><text:span text:style-name="Source_20_Text"><text:span text:style-name="T25">(N.b. remove all spaces<text:tab/>H=?” HRS “M=?” MINS “S=?” SECS</text:span></text:span></text:p>
      <text:p text:style-name="P6"><text:span text:style-name="Source_20_Text"><text:span text:style-name="T25">for good timekeeping)<text:tab/>“ L=N S&amp;=S , T <text:s/>)XD</text:span></text:span></text:p>
      <text:p text:style-name="P6"><text:span text:style-name="Source_20_Text"><text:span text:style-name="T25"><text:tab/><text:tab/><text:tab/><text:tab/> <text:s/>0=S M&amp;=M , T <text:s/>)XD</text:span></text:span></text:p>
      <text:p text:style-name="P6"><text:span text:style-name="Source_20_Text"><text:span text:style-name="T25"><text:tab/><text:tab/><text:tab/><text:tab/> <text:s/>0=M H&amp;=H , 24 )XD</text:span></text:span></text:p>
      <text:p text:style-name="P6"><text:span text:style-name="Source_20_Text"><text:span text:style-name="T25"><text:tab/><text:tab/><text:tab/><text:tab/> <text:s/>0=H )UD</text:span></text:span></text:p>
      <text:p text:style-name="P6"><text:span text:style-name="Source_20_Text"><text:span text:style-name="T25">(Start put at end)<text:tab/>(S 1750=L 60=T</text:span></text:span></text:p>
      <text:p text:style-name="P6"><text:span text:style-name="Source_20_Text"><text:span text:style-name="T25"><text:tab/><text:tab/><text:tab/><text:tab/>“SET HRS”?=H”SET MINS”?=M”SECS”?=S”</text:span></text:span></text:p>
      <text:p text:style-name="P6"><text:span text:style-name="Source_20_Text"><text:span text:style-name="T25"><text:tab/><text:tab/><text:tab/><text:tab/>“ )UD</text:span></text:span></text:p>
      <text:p text:style-name="P1"><text:span text:style-name="Source_20_Text"><text:span text:style-name="T23"/></text:span></text:p>
      <text:p text:style-name="P1"><text:span text:style-name="Source_20_Text"><text:span text:style-name="T23">Note that the main timing loop is at the beginning for higher speed. 1750 is the timekeeping constant, make smaller to speed up clock.</text:span></text:span></text:p>
      <text:p text:style-name="P1"><text:span text:style-name="Source_20_Text"><text:span text:style-name="T23"/></text:span></text:p>
      <text:p text:style-name="P1"><text:span text:style-name="Source_20_Text"><text:span text:style-name="T23"/></text:span></text:p>
      <text:p text:style-name="P7"><text:span text:style-name="Source_20_Text"><text:span text:style-name="T34">Square root of a number:</text:span></text:span><text:span text:style-name="Source_20_Text"><text:span text:style-name="T39"> </text:span></text:span><text:span text:style-name="Source_20_Text"><text:span text:style-name="T25">256=M ?=N (1 n,m/ , M )LS +,2/=M )U1</text:span></text:span></text:p>
      <text:p text:style-name="P7"><text:soft-page-break/><text:span text:style-name="Source_20_Text"><text:span text:style-name="T25"><text:tab/><text:tab/><text:tab/><text:tab/> (S “ “M=?” “</text:span></text:span></text:p>
      <text:p text:style-name="P7"><text:span text:style-name="Source_20_Text"><text:span text:style-name="T23"/></text:span></text:p>
      <text:p text:style-name="P7"><text:span text:style-name="Source_20_Text"><text:span text:style-name="T25">Method used is very fast but a little hard to follow.</text:span></text:span></text:p>
      <text:p text:style-name="P7"><text:span text:style-name="Source_20_Text"><text:span text:style-name="T23"/></text:span></text:p>
      <text:p text:style-name="P8"><text:span text:style-name="Source_20_Text"><text:span text:style-name="T35">Prime numbers:</text:span></text:span><text:span text:style-name="Source_20_Text"><text:span text:style-name="T26"><text:tab/><text:tab/> <text:s text:c="2"/>1=T</text:span></text:span></text:p>
      <text:p text:style-name="P8"><text:span text:style-name="Source_20_Text"><text:span text:style-name="T26"><text:tab/><text:tab/><text:tab/><text:tab/>(N T&amp;&amp;=T</text:span></text:span></text:p>
      <text:p text:style-name="P8"><text:span text:style-name="Source_20_Text"><text:span text:style-name="T26"><text:tab/><text:tab/><text:tab/><text:tab/> <text:s text:c="2"/>1=G</text:span></text:span></text:p>
      <text:p text:style-name="P1"><text:span text:style-name="Source_20_Text"><text:span text:style-name="T23"><text:tab/><text:tab/><text:tab/><text:tab/></text:span></text:span><text:span text:style-name="Source_20_Text"><text:span text:style-name="T26">(A G&amp;&amp;=G</text:span></text:span></text:p>
      <text:p text:style-name="P1"><text:span text:style-name="Source_20_Text"><text:span text:style-name="T23"><text:tab/><text:tab/><text:tab/><text:tab/> <text:s text:c="2"/></text:span></text:span><text:span text:style-name="Source_20_Text"><text:span text:style-name="T26">T,G/,G )GP</text:span></text:span></text:p>
      <text:p text:style-name="P1"><text:span text:style-name="Source_20_Text"><text:span text:style-name="T26"><text:tab/><text:tab/><text:tab/><text:tab/> <text:s text:c="2"/>@ )NA )UN</text:span></text:span></text:p>
      <text:p text:style-name="P1"><text:span text:style-name="Source_20_Text"><text:span text:style-name="T26"><text:tab/><text:tab/><text:tab/><text:tab/>(P T=? “</text:span></text:span></text:p>
      <text:p text:style-name="P1"><text:span text:style-name="Source_20_Text"><text:span text:style-name="T26"><text:tab/><text:tab/><text:tab/><text:tab/> <text:s text:c="2"/>“ )UN</text:span></text:span></text:p>
      <text:p text:style-name="P1"><text:span text:style-name="Source_20_Text"><text:span text:style-name="T26"/></text:span></text:p>
      <text:p text:style-name="P8"><text:span text:style-name="Source_20_Text"><text:span text:style-name="T26">This can be compacted to only one line of course, (a bit baffling though ):</text:span></text:span></text:p>
      <text:p text:style-name="P8"><text:span text:style-name="Source_20_Text"><text:span text:style-name="T26"/></text:span></text:p>
      <text:p text:style-name="P8"><text:span text:style-name="Source_20_Text"><text:span text:style-name="T26">1=T (NT&amp;&amp;=T1=G(AG&amp;&amp;=GT,G/,G)GP@)NA)UN(PT=?“ “)UN</text:span></text:span></text:p>
      <text:p text:style-name="P70">Rebuilding from source</text:p>
      <text:p text:style-name="Text_20_body"><text:span text:style-name="T73">All sources are here: </text:span>https://github.com/nealcrook/nascom/tree/master/m5</text:p>
      <text:p text:style-name="Text_20_body">The source code is in “m5a.asm” and the script “build” shows how to assemble it and generate a .NAS file.</text:p>
      <text:p text:style-name="P67"><text:span text:style-name="T73">It would be simple to port the code to another platform; the origin, location for program store and location for variables store are all simple to change. The only area that might require thought is the memory-mapped location used to display the character from the current cursor position.</text:span></text:p>
      <text:p text:style-name="P67"><text:span text:style-name="T73">The code could be placed in ROM.</text:span></text:p>
      <text:p text:style-name="Heading_20_2">Change History</text:p>
      <text:p text:style-name="Standard">This d<text:span text:style-name="T72">ocument began as a copy of m5.odt, which attempted to reproduce the Liverpool Software Gazette article describing the original version of M5. This version of the document has been edited to make it somewhat more concise and to include these coding changes:</text:span></text:p>
      <text:list xml:id="list2775099262" text:style-name="L2">
        <text:list-item>
          <text:p text:style-name="P57">Support for NAS-SYS monitors</text:p>
        </text:list-item>
        <text:list-item>
          <text:p text:style-name="P57">New code entry point</text:p>
        </text:list-item>
        <text:list-item>
          <text:p text:style-name="P57">backspace key wreaks havoc in the Edit command so the code was changed so that this key is ignored.</text:p>
        </text:list-item>
      </text:list>
      <text:p text:style-name="P58"/>
      <text:p text:style-name="P58"/>
      <text:p text:style-name="P58"><text:a xlink:type="simple" xlink:href="mailto:foofoobedoo@gmail.com" text:style-name="Internet_20_link" text:visited-style-name="Visited_20_Internet_20_Link">foofoobedoo@gmail.com</text:a> April 2020.</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text-position="0% 100%" officeooo:paragraph-rsid="0009ab6a"/>
    </style:style>
    <style:style style:name="MT1" style:family="text">
      <style:text-properties officeooo:rsid="00338a23"/>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text:tab/><text:tab/>A high level language in 3/4 K!<text:tab/><text:tab/><text:span text:style-name="MT1">page </text:span><text:s text:c="2"/><text:page-number text:select-page="current">10</text:page-number><text:s/><text:span text:style-name="MT1">of <text:s/></text:span><text:span text:style-name="MT1"><text:page-count>10</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19T12:56:09.342829838</dc:date>
    <meta:editing-duration>P1DT12H37M38S</meta:editing-duration>
    <meta:editing-cycles>34</meta:editing-cycles>
    <meta:document-statistic meta:table-count="5" meta:image-count="0" meta:object-count="0" meta:page-count="10" meta:paragraph-count="375" meta:word-count="3233" meta:character-count="16921" meta:non-whitespace-character-count="13610"/>
  </office:meta>
</office:document-meta>
</file>